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ubtitle">
      <style:text-properties officeooo:rsid="000b00dc" officeooo:paragraph-rsid="000b00dc"/>
    </style:style>
    <style:style style:name="P2" style:family="paragraph" style:parent-style-name="Text_20_body">
      <style:text-properties officeooo:paragraph-rsid="000f57e8"/>
    </style:style>
    <style:style style:name="P3" style:family="paragraph" style:parent-style-name="Text_20_body">
      <style:text-properties officeooo:paragraph-rsid="0010bcae"/>
    </style:style>
    <style:style style:name="P4" style:family="paragraph" style:parent-style-name="Text_20_body">
      <style:text-properties officeooo:paragraph-rsid="00123f7c"/>
    </style:style>
    <style:style style:name="P5" style:family="paragraph" style:parent-style-name="Text_20_body">
      <style:text-properties officeooo:paragraph-rsid="0013d5ef"/>
    </style:style>
    <style:style style:name="P6" style:family="paragraph" style:parent-style-name="Text_20_body">
      <style:text-properties officeooo:paragraph-rsid="0015a55e"/>
    </style:style>
    <style:style style:name="P7" style:family="paragraph" style:parent-style-name="Text_20_body">
      <style:text-properties officeooo:paragraph-rsid="0015aba1"/>
    </style:style>
    <style:style style:name="P8" style:family="paragraph" style:parent-style-name="Text_20_body">
      <style:text-properties officeooo:paragraph-rsid="00169723"/>
    </style:style>
    <style:style style:name="P9" style:family="paragraph" style:parent-style-name="Text_20_body">
      <style:text-properties fo:font-style="italic" officeooo:paragraph-rsid="000b00dc" style:font-style-asian="italic" style:font-style-complex="italic"/>
    </style:style>
    <style:style style:name="P10" style:family="paragraph" style:parent-style-name="Text_20_body">
      <style:text-properties fo:font-style="italic" officeooo:rsid="000bdb35" officeooo:paragraph-rsid="000bdb35" style:font-style-asian="italic" style:font-style-complex="italic"/>
    </style:style>
    <style:style style:name="P11" style:family="paragraph" style:parent-style-name="Text_20_body">
      <style:text-properties fo:font-style="italic" officeooo:paragraph-rsid="000d60ce" style:font-style-asian="italic" style:font-style-complex="italic"/>
    </style:style>
    <style:style style:name="P12" style:family="paragraph" style:parent-style-name="Text_20_body">
      <style:text-properties officeooo:paragraph-rsid="000e7176"/>
    </style:style>
    <style:style style:name="P13" style:family="paragraph" style:parent-style-name="Text_20_body">
      <style:text-properties officeooo:paragraph-rsid="001e46cc"/>
    </style:style>
    <style:style style:name="P14" style:family="paragraph" style:parent-style-name="Text_20_body">
      <style:text-properties officeooo:paragraph-rsid="001e8bd3"/>
    </style:style>
    <style:style style:name="P15" style:family="paragraph" style:parent-style-name="Text_20_body">
      <style:text-properties officeooo:paragraph-rsid="001fd43a"/>
    </style:style>
    <style:style style:name="P16" style:family="paragraph" style:parent-style-name="Text_20_body">
      <style:text-properties officeooo:paragraph-rsid="002080b1"/>
    </style:style>
    <style:style style:name="P17" style:family="paragraph" style:parent-style-name="Text_20_body">
      <style:text-properties officeooo:paragraph-rsid="00215b20"/>
    </style:style>
    <style:style style:name="P18" style:family="paragraph" style:parent-style-name="Text_20_body">
      <style:text-properties officeooo:paragraph-rsid="00225839"/>
    </style:style>
    <style:style style:name="P19" style:family="paragraph" style:parent-style-name="Text_20_body">
      <style:text-properties officeooo:paragraph-rsid="002492cd"/>
    </style:style>
    <style:style style:name="P20" style:family="paragraph" style:parent-style-name="Text_20_body">
      <style:text-properties officeooo:paragraph-rsid="002761c5"/>
    </style:style>
    <style:style style:name="P21" style:family="paragraph" style:parent-style-name="Text_20_body">
      <style:text-properties officeooo:paragraph-rsid="00288ae5"/>
    </style:style>
    <style:style style:name="P22" style:family="paragraph" style:parent-style-name="Text_20_body">
      <style:text-properties officeooo:paragraph-rsid="00292cd2"/>
    </style:style>
    <style:style style:name="P23" style:family="paragraph" style:parent-style-name="Text_20_body">
      <style:text-properties officeooo:paragraph-rsid="002ab543"/>
    </style:style>
    <style:style style:name="P24" style:family="paragraph" style:parent-style-name="Title">
      <style:text-properties style:font-name="Calibri Light" fo:font-size="28pt" fo:language="es" fo:country="ES" officeooo:paragraph-rsid="000b00dc"/>
    </style:style>
    <style:style style:name="P25" style:family="paragraph" style:parent-style-name="Heading_20_1">
      <style:text-properties officeooo:rsid="000b00dc" officeooo:paragraph-rsid="000b00dc"/>
    </style:style>
    <style:style style:name="P26" style:family="paragraph" style:parent-style-name="Text_20_body" style:list-style-name="Numbering_20_123">
      <style:text-properties officeooo:paragraph-rsid="000b00dc"/>
    </style:style>
    <style:style style:name="P27" style:family="paragraph" style:parent-style-name="Text_20_body" style:list-style-name="List_20_1">
      <style:text-properties officeooo:paragraph-rsid="000f57e8"/>
    </style:style>
    <style:style style:name="P28" style:family="paragraph" style:parent-style-name="Text_20_body" style:list-style-name="List_20_1">
      <style:text-properties officeooo:paragraph-rsid="0010bcae"/>
    </style:style>
    <style:style style:name="P29" style:family="paragraph" style:parent-style-name="Text_20_body" style:list-style-name="List_20_1">
      <style:text-properties officeooo:paragraph-rsid="00123f7c"/>
    </style:style>
    <style:style style:name="P30" style:family="paragraph" style:parent-style-name="Text_20_body" style:list-style-name="List_20_1">
      <style:text-properties officeooo:paragraph-rsid="0013d5ef"/>
    </style:style>
    <style:style style:name="P31" style:family="paragraph" style:parent-style-name="Text_20_body" style:list-style-name="List_20_1">
      <style:text-properties officeooo:paragraph-rsid="0015a55e"/>
    </style:style>
    <style:style style:name="P32" style:family="paragraph" style:parent-style-name="Text_20_body" style:list-style-name="List_20_1">
      <style:text-properties officeooo:paragraph-rsid="0015aba1"/>
    </style:style>
    <style:style style:name="P33" style:family="paragraph" style:parent-style-name="Text_20_body" style:list-style-name="List_20_1">
      <style:text-properties officeooo:paragraph-rsid="00169723"/>
    </style:style>
    <style:style style:name="P34" style:family="paragraph" style:parent-style-name="Text_20_body" style:list-style-name="List_20_1">
      <style:text-properties officeooo:paragraph-rsid="001e46cc"/>
    </style:style>
    <style:style style:name="P35" style:family="paragraph" style:parent-style-name="Text_20_body" style:list-style-name="List_20_1">
      <style:text-properties officeooo:paragraph-rsid="001e8bd3"/>
    </style:style>
    <style:style style:name="P36" style:family="paragraph" style:parent-style-name="Text_20_body" style:list-style-name="List_20_1">
      <style:text-properties officeooo:paragraph-rsid="001fd43a"/>
    </style:style>
    <style:style style:name="P37" style:family="paragraph" style:parent-style-name="Text_20_body" style:list-style-name="List_20_1">
      <style:text-properties officeooo:paragraph-rsid="002080b1"/>
    </style:style>
    <style:style style:name="P38" style:family="paragraph" style:parent-style-name="Text_20_body" style:list-style-name="List_20_1">
      <style:text-properties officeooo:paragraph-rsid="00215b20"/>
    </style:style>
    <style:style style:name="P39" style:family="paragraph" style:parent-style-name="Text_20_body" style:list-style-name="List_20_1">
      <style:text-properties officeooo:paragraph-rsid="00225839"/>
    </style:style>
    <style:style style:name="P40" style:family="paragraph" style:parent-style-name="Text_20_body" style:list-style-name="List_20_1">
      <style:text-properties officeooo:paragraph-rsid="0022d69c"/>
    </style:style>
    <style:style style:name="P41" style:family="paragraph" style:parent-style-name="Text_20_body" style:list-style-name="List_20_1">
      <style:text-properties officeooo:paragraph-rsid="002492cd"/>
    </style:style>
    <style:style style:name="P42" style:family="paragraph" style:parent-style-name="Text_20_body" style:list-style-name="List_20_1">
      <style:text-properties officeooo:paragraph-rsid="002761c5"/>
    </style:style>
    <style:style style:name="P43" style:family="paragraph" style:parent-style-name="Text_20_body" style:list-style-name="List_20_1">
      <style:text-properties officeooo:paragraph-rsid="00288ae5"/>
    </style:style>
    <style:style style:name="P44" style:family="paragraph" style:parent-style-name="Text_20_body" style:list-style-name="List_20_1">
      <style:text-properties officeooo:paragraph-rsid="00292cd2"/>
    </style:style>
    <style:style style:name="P45" style:family="paragraph" style:parent-style-name="Text_20_body" style:list-style-name="List_20_1">
      <style:text-properties officeooo:paragraph-rsid="002ab543"/>
    </style:style>
    <style:style style:name="P46" style:family="paragraph" style:parent-style-name="Text_20_body" style:list-style-name="List_20_1">
      <style:text-properties officeooo:paragraph-rsid="002bf105"/>
    </style:style>
    <style:style style:name="P47" style:family="paragraph" style:parent-style-name="Text_20_body" style:list-style-name="List_20_1">
      <style:text-properties officeooo:paragraph-rsid="00304d47"/>
    </style:style>
    <style:style style:name="P48" style:family="paragraph" style:parent-style-name="Text_20_body" style:list-style-name="List_20_1">
      <style:text-properties officeooo:paragraph-rsid="0031ced0"/>
    </style:style>
    <style:style style:name="P49" style:family="paragraph" style:parent-style-name="Text_20_body" style:list-style-name="List_20_1">
      <style:text-properties officeooo:paragraph-rsid="0032d864"/>
    </style:style>
    <style:style style:name="P50" style:family="paragraph" style:parent-style-name="Text_20_body" style:list-style-name="List_20_1">
      <style:text-properties officeooo:paragraph-rsid="00343c3d"/>
    </style:style>
    <style:style style:name="P51" style:family="paragraph" style:parent-style-name="Text_20_body" style:list-style-name="List_20_1">
      <style:text-properties officeooo:paragraph-rsid="00344ca8"/>
    </style:style>
    <style:style style:name="P52" style:family="paragraph" style:parent-style-name="Text_20_body" style:list-style-name="List_20_1">
      <style:text-properties officeooo:paragraph-rsid="0036019c"/>
    </style:style>
    <style:style style:name="P53" style:family="paragraph" style:parent-style-name="Text_20_body" style:list-style-name="List_20_1">
      <style:text-properties fo:font-weight="bold" officeooo:rsid="000bdb35" officeooo:paragraph-rsid="000bdb35" style:font-weight-asian="bold" style:font-weight-complex="bold"/>
    </style:style>
    <style:style style:name="P54" style:family="paragraph" style:parent-style-name="Text_20_body" style:list-style-name="List_20_1">
      <style:text-properties fo:font-weight="bold" officeooo:rsid="000bdb35" officeooo:paragraph-rsid="000e7176" style:font-weight-asian="bold" style:font-weight-complex="bold"/>
    </style:style>
    <style:style style:name="P55" style:family="paragraph" style:parent-style-name="Text_20_body" style:list-style-name="List_20_1">
      <style:text-properties fo:font-weight="bold" officeooo:rsid="000bdb35" officeooo:paragraph-rsid="000f57e8" style:font-weight-asian="bold" style:font-weight-complex="bold"/>
    </style:style>
    <style:style style:name="P56" style:family="paragraph" style:parent-style-name="Text_20_body" style:list-style-name="List_20_1">
      <style:text-properties fo:font-weight="bold" officeooo:rsid="000bdb35" officeooo:paragraph-rsid="0010bcae" style:font-weight-asian="bold" style:font-weight-complex="bold"/>
    </style:style>
    <style:style style:name="P57" style:family="paragraph" style:parent-style-name="Text_20_body" style:list-style-name="List_20_1">
      <style:text-properties fo:font-weight="bold" officeooo:rsid="000bdb35" officeooo:paragraph-rsid="00123f7c" style:font-weight-asian="bold" style:font-weight-complex="bold"/>
    </style:style>
    <style:style style:name="P58" style:family="paragraph" style:parent-style-name="Text_20_body" style:list-style-name="List_20_1">
      <style:text-properties fo:font-weight="bold" officeooo:rsid="000bdb35" officeooo:paragraph-rsid="0013d5ef" style:font-weight-asian="bold" style:font-weight-complex="bold"/>
    </style:style>
    <style:style style:name="P59" style:family="paragraph" style:parent-style-name="Text_20_body" style:list-style-name="List_20_1">
      <style:text-properties fo:font-weight="bold" officeooo:rsid="000bdb35" officeooo:paragraph-rsid="0015a55e" style:font-weight-asian="bold" style:font-weight-complex="bold"/>
    </style:style>
    <style:style style:name="P60" style:family="paragraph" style:parent-style-name="Text_20_body" style:list-style-name="List_20_1">
      <style:text-properties fo:font-weight="bold" officeooo:rsid="000bdb35" officeooo:paragraph-rsid="0015aba1" style:font-weight-asian="bold" style:font-weight-complex="bold"/>
    </style:style>
    <style:style style:name="P61" style:family="paragraph" style:parent-style-name="Text_20_body" style:list-style-name="List_20_1">
      <style:text-properties fo:font-weight="bold" officeooo:rsid="000bdb35" officeooo:paragraph-rsid="00169723" style:font-weight-asian="bold" style:font-weight-complex="bold"/>
    </style:style>
    <style:style style:name="P62" style:family="paragraph" style:parent-style-name="Text_20_body" style:list-style-name="List_20_1">
      <style:text-properties fo:font-weight="bold" officeooo:rsid="000bdb35" officeooo:paragraph-rsid="001e46cc" style:font-weight-asian="bold" style:font-weight-complex="bold"/>
    </style:style>
    <style:style style:name="P63" style:family="paragraph" style:parent-style-name="Text_20_body" style:list-style-name="List_20_1">
      <style:text-properties fo:font-weight="bold" officeooo:rsid="000bdb35" officeooo:paragraph-rsid="001e8bd3" style:font-weight-asian="bold" style:font-weight-complex="bold"/>
    </style:style>
    <style:style style:name="P64" style:family="paragraph" style:parent-style-name="Text_20_body" style:list-style-name="List_20_1">
      <style:text-properties fo:font-weight="bold" officeooo:rsid="000bdb35" officeooo:paragraph-rsid="001fd43a" style:font-weight-asian="bold" style:font-weight-complex="bold"/>
    </style:style>
    <style:style style:name="P65" style:family="paragraph" style:parent-style-name="Text_20_body" style:list-style-name="List_20_1">
      <style:text-properties fo:font-weight="bold" officeooo:rsid="000bdb35" officeooo:paragraph-rsid="002080b1" style:font-weight-asian="bold" style:font-weight-complex="bold"/>
    </style:style>
    <style:style style:name="P66" style:family="paragraph" style:parent-style-name="Text_20_body" style:list-style-name="List_20_1">
      <style:text-properties fo:font-weight="bold" officeooo:rsid="000bdb35" officeooo:paragraph-rsid="00215b20" style:font-weight-asian="bold" style:font-weight-complex="bold"/>
    </style:style>
    <style:style style:name="P67" style:family="paragraph" style:parent-style-name="Text_20_body" style:list-style-name="List_20_1">
      <style:text-properties fo:font-weight="bold" officeooo:rsid="000bdb35" officeooo:paragraph-rsid="00225839" style:font-weight-asian="bold" style:font-weight-complex="bold"/>
    </style:style>
    <style:style style:name="P68" style:family="paragraph" style:parent-style-name="Text_20_body" style:list-style-name="List_20_1">
      <style:text-properties fo:font-weight="bold" officeooo:rsid="000bdb35" officeooo:paragraph-rsid="002492cd" style:font-weight-asian="bold" style:font-weight-complex="bold"/>
    </style:style>
    <style:style style:name="P69" style:family="paragraph" style:parent-style-name="Text_20_body" style:list-style-name="List_20_1">
      <style:text-properties fo:font-weight="bold" officeooo:rsid="000bdb35" officeooo:paragraph-rsid="002761c5" style:font-weight-asian="bold" style:font-weight-complex="bold"/>
    </style:style>
    <style:style style:name="P70" style:family="paragraph" style:parent-style-name="Text_20_body" style:list-style-name="List_20_1">
      <style:text-properties fo:font-weight="bold" officeooo:rsid="000bdb35" officeooo:paragraph-rsid="00288ae5" style:font-weight-asian="bold" style:font-weight-complex="bold"/>
    </style:style>
    <style:style style:name="P71" style:family="paragraph" style:parent-style-name="Text_20_body" style:list-style-name="List_20_1">
      <style:text-properties fo:font-weight="bold" officeooo:rsid="000bdb35" officeooo:paragraph-rsid="00292cd2" style:font-weight-asian="bold" style:font-weight-complex="bold"/>
    </style:style>
    <style:style style:name="P72" style:family="paragraph" style:parent-style-name="Text_20_body" style:list-style-name="List_20_1">
      <style:text-properties fo:font-weight="bold" officeooo:rsid="000bdb35" officeooo:paragraph-rsid="002ab543" style:font-weight-asian="bold" style:font-weight-complex="bold"/>
    </style:style>
    <style:style style:name="P73" style:family="paragraph" style:parent-style-name="Text_20_body" style:list-style-name="List_20_1">
      <style:text-properties fo:font-weight="bold" officeooo:rsid="000bdb35" officeooo:paragraph-rsid="00304d47" style:font-weight-asian="bold" style:font-weight-complex="bold"/>
    </style:style>
    <style:style style:name="P74" style:family="paragraph" style:parent-style-name="Text_20_body" style:list-style-name="List_20_1">
      <style:text-properties fo:font-weight="bold" officeooo:rsid="000bdb35" officeooo:paragraph-rsid="0031ced0" style:font-weight-asian="bold" style:font-weight-complex="bold"/>
    </style:style>
    <style:style style:name="P75" style:family="paragraph" style:parent-style-name="Text_20_body" style:list-style-name="List_20_1">
      <style:text-properties fo:font-weight="bold" officeooo:rsid="000bdb35" officeooo:paragraph-rsid="0032d864" style:font-weight-asian="bold" style:font-weight-complex="bold"/>
    </style:style>
    <style:style style:name="P76" style:family="paragraph" style:parent-style-name="Text_20_body" style:list-style-name="List_20_1">
      <style:text-properties fo:font-weight="bold" officeooo:rsid="000bdb35" officeooo:paragraph-rsid="00343c3d" style:font-weight-asian="bold" style:font-weight-complex="bold"/>
    </style:style>
    <style:style style:name="P77" style:family="paragraph" style:parent-style-name="Text_20_body" style:list-style-name="List_20_1">
      <style:text-properties fo:font-weight="bold" officeooo:rsid="000bdb35" officeooo:paragraph-rsid="0036019c" style:font-weight-asian="bold" style:font-weight-complex="bold"/>
    </style:style>
    <style:style style:name="P78" style:family="paragraph" style:parent-style-name="Text_20_body" style:list-style-name="List_20_1">
      <style:text-properties fo:font-weight="bold" officeooo:rsid="000d60ce" officeooo:paragraph-rsid="000d60ce" style:font-weight-asian="bold" style:font-weight-complex="bold"/>
    </style:style>
    <style:style style:name="P79" style:family="paragraph" style:parent-style-name="Text_20_body" style:list-style-name="List_20_1">
      <style:text-properties fo:font-weight="bold" officeooo:rsid="000d60ce" officeooo:paragraph-rsid="00398809" style:font-weight-asian="bold" style:font-weight-complex="bold"/>
    </style:style>
    <style:style style:name="P80" style:family="paragraph" style:parent-style-name="Text_20_body" style:list-style-name="List_20_1">
      <style:text-properties officeooo:rsid="000bdb35" officeooo:paragraph-rsid="000bdb35"/>
    </style:style>
    <style:style style:name="P81" style:family="paragraph" style:parent-style-name="Text_20_body" style:list-style-name="List_20_1">
      <style:text-properties officeooo:rsid="000d60ce" officeooo:paragraph-rsid="000d60ce"/>
    </style:style>
    <style:style style:name="P82" style:family="paragraph" style:parent-style-name="Text_20_body" style:list-style-name="List_20_1">
      <style:text-properties officeooo:rsid="000d60ce" officeooo:paragraph-rsid="000e7176"/>
    </style:style>
    <style:style style:name="P83" style:family="paragraph" style:parent-style-name="Text_20_body" style:list-style-name="List_20_1">
      <style:text-properties officeooo:rsid="000e7176" officeooo:paragraph-rsid="000e7176"/>
    </style:style>
    <style:style style:name="P84" style:family="paragraph" style:parent-style-name="Text_20_body" style:list-style-name="List_20_1">
      <style:text-properties fo:font-weight="normal" officeooo:rsid="000bdb35" officeooo:paragraph-rsid="000e7176" style:font-weight-asian="normal" style:font-weight-complex="normal"/>
    </style:style>
    <style:style style:name="P85" style:family="paragraph" style:parent-style-name="Text_20_body" style:list-style-name="List_20_1">
      <style:text-properties fo:font-weight="normal" officeooo:rsid="000bdb35" officeooo:paragraph-rsid="0010bcae" style:font-weight-asian="normal" style:font-weight-complex="normal"/>
    </style:style>
    <style:style style:name="P86" style:family="paragraph" style:parent-style-name="Text_20_body" style:list-style-name="List_20_1">
      <style:text-properties fo:font-weight="normal" officeooo:rsid="000bdb35" officeooo:paragraph-rsid="000bdb35" style:font-weight-asian="normal" style:font-weight-complex="normal"/>
    </style:style>
    <style:style style:name="P87" style:family="paragraph" style:parent-style-name="Text_20_body" style:list-style-name="List_20_1">
      <style:text-properties fo:font-weight="normal" officeooo:rsid="000bdb35" officeooo:paragraph-rsid="00398809" style:font-weight-asian="normal" style:font-weight-complex="normal"/>
    </style:style>
    <style:style style:name="P88" style:family="paragraph" style:parent-style-name="Text_20_body" style:list-style-name="List_20_1">
      <style:text-properties fo:font-weight="normal" officeooo:rsid="000bdb35" officeooo:paragraph-rsid="003ac2dc" style:font-weight-asian="normal" style:font-weight-complex="normal"/>
    </style:style>
    <style:style style:name="P89" style:family="paragraph" style:parent-style-name="Text_20_body" style:list-style-name="List_20_1">
      <style:text-properties fo:font-weight="normal" officeooo:rsid="000f0e72" officeooo:paragraph-rsid="000f0e72" style:font-weight-asian="normal" style:font-weight-complex="normal"/>
    </style:style>
    <style:style style:name="P90" style:family="paragraph" style:parent-style-name="Text_20_body" style:list-style-name="List_20_1">
      <style:text-properties fo:font-weight="normal" officeooo:rsid="000f0e72" officeooo:paragraph-rsid="000f57e8" style:font-weight-asian="normal" style:font-weight-complex="normal"/>
    </style:style>
    <style:style style:name="P91" style:family="paragraph" style:parent-style-name="Text_20_body" style:list-style-name="List_20_1">
      <style:text-properties fo:font-weight="normal" officeooo:rsid="000f0e72" officeooo:paragraph-rsid="00123f7c" style:font-weight-asian="normal" style:font-weight-complex="normal"/>
    </style:style>
    <style:style style:name="P92" style:family="paragraph" style:parent-style-name="Text_20_body" style:list-style-name="List_20_1">
      <style:text-properties fo:font-weight="normal" officeooo:rsid="0015a55e" officeooo:paragraph-rsid="0015a55e" style:font-weight-asian="normal" style:font-weight-complex="normal"/>
    </style:style>
    <style:style style:name="P93" style:family="paragraph" style:parent-style-name="Text_20_body" style:list-style-name="List_20_1">
      <style:text-properties fo:font-weight="normal" officeooo:rsid="00169723" officeooo:paragraph-rsid="00169723" style:font-weight-asian="normal" style:font-weight-complex="normal"/>
    </style:style>
    <style:style style:name="P94" style:family="paragraph" style:parent-style-name="Text_20_body" style:list-style-name="List_20_1">
      <style:text-properties fo:font-weight="normal" officeooo:rsid="0015aba1" officeooo:paragraph-rsid="0015aba1" style:font-weight-asian="normal" style:font-weight-complex="normal"/>
    </style:style>
    <style:style style:name="P95" style:family="paragraph" style:parent-style-name="Text_20_body" style:list-style-name="List_20_1">
      <style:text-properties fo:font-weight="normal" officeooo:rsid="0015aba1" officeooo:paragraph-rsid="00169723" style:font-weight-asian="normal" style:font-weight-complex="normal"/>
    </style:style>
    <style:style style:name="P96" style:family="paragraph" style:parent-style-name="Text_20_body" style:list-style-name="List_20_1">
      <style:text-properties fo:font-weight="normal" officeooo:rsid="001e8bd3" officeooo:paragraph-rsid="001e8bd3" style:font-weight-asian="normal" style:font-weight-complex="normal"/>
    </style:style>
    <style:style style:name="P97" style:family="paragraph" style:parent-style-name="Text_20_body" style:list-style-name="List_20_1">
      <style:text-properties fo:font-weight="normal" officeooo:rsid="00215b20" officeooo:paragraph-rsid="00215b20" style:font-weight-asian="normal" style:font-weight-complex="normal"/>
    </style:style>
    <style:style style:name="P98" style:family="paragraph" style:parent-style-name="Text_20_body" style:list-style-name="List_20_1">
      <style:text-properties fo:font-weight="normal" officeooo:rsid="00215b20" officeooo:paragraph-rsid="00225839" style:font-weight-asian="normal" style:font-weight-complex="normal"/>
    </style:style>
    <style:style style:name="P99" style:family="paragraph" style:parent-style-name="Text_20_body" style:list-style-name="List_20_1">
      <style:text-properties fo:font-weight="normal" officeooo:rsid="00215b20" officeooo:paragraph-rsid="002492cd" style:font-weight-asian="normal" style:font-weight-complex="normal"/>
    </style:style>
    <style:style style:name="P100" style:family="paragraph" style:parent-style-name="Text_20_body" style:list-style-name="List_20_1">
      <style:text-properties fo:font-weight="normal" officeooo:rsid="00215b20" officeooo:paragraph-rsid="002761c5" style:font-weight-asian="normal" style:font-weight-complex="normal"/>
    </style:style>
    <style:style style:name="P101" style:family="paragraph" style:parent-style-name="Text_20_body" style:list-style-name="List_20_1">
      <style:text-properties fo:font-weight="normal" officeooo:rsid="0025fbdb" officeooo:paragraph-rsid="002761c5" style:font-weight-asian="normal" style:font-weight-complex="normal"/>
    </style:style>
    <style:style style:name="P102" style:family="paragraph" style:parent-style-name="Text_20_body" style:list-style-name="List_20_1">
      <style:text-properties fo:font-weight="normal" officeooo:rsid="00292cd2" officeooo:paragraph-rsid="00292cd2" style:font-weight-asian="normal" style:font-weight-complex="normal"/>
    </style:style>
    <style:style style:name="P103" style:family="paragraph" style:parent-style-name="Text_20_body" style:list-style-name="List_20_1">
      <style:text-properties fo:font-weight="normal" officeooo:rsid="002ab543" officeooo:paragraph-rsid="002ab543" style:font-weight-asian="normal" style:font-weight-complex="normal"/>
    </style:style>
    <style:style style:name="P104" style:family="paragraph" style:parent-style-name="Text_20_body" style:list-style-name="List_20_1">
      <style:text-properties fo:font-weight="normal" officeooo:rsid="002bf105" officeooo:paragraph-rsid="002bf105" style:font-weight-asian="normal" style:font-weight-complex="normal"/>
    </style:style>
    <style:style style:name="P105" style:family="paragraph" style:parent-style-name="Text_20_body" style:list-style-name="List_20_1">
      <style:text-properties fo:font-weight="normal" officeooo:rsid="00304d47" officeooo:paragraph-rsid="00304d47" style:font-weight-asian="normal" style:font-weight-complex="normal"/>
    </style:style>
    <style:style style:name="P106" style:family="paragraph" style:parent-style-name="Text_20_body" style:list-style-name="List_20_1">
      <style:text-properties fo:font-weight="normal" officeooo:rsid="00304d47" officeooo:paragraph-rsid="0031ced0" style:font-weight-asian="normal" style:font-weight-complex="normal"/>
    </style:style>
    <style:style style:name="P107" style:family="paragraph" style:parent-style-name="Text_20_body" style:list-style-name="List_20_1">
      <style:text-properties fo:font-weight="normal" officeooo:rsid="00304d47" officeooo:paragraph-rsid="0032d864" style:font-weight-asian="normal" style:font-weight-complex="normal"/>
    </style:style>
    <style:style style:name="P108" style:family="paragraph" style:parent-style-name="Text_20_body">
      <style:text-properties officeooo:paragraph-rsid="00304d47"/>
    </style:style>
    <style:style style:name="P109" style:family="paragraph" style:parent-style-name="Text_20_body" style:list-style-name="List_20_1">
      <style:text-properties fo:font-style="normal" fo:font-weight="normal" officeooo:rsid="00304d47" officeooo:paragraph-rsid="00304d47" style:font-style-asian="normal" style:font-weight-asian="normal" style:font-style-complex="normal" style:font-weight-complex="normal"/>
    </style:style>
    <style:style style:name="P110" style:family="paragraph" style:parent-style-name="Text_20_body" style:list-style-name="List_20_1">
      <style:text-properties fo:font-style="normal" fo:font-weight="normal" officeooo:rsid="00304d47" officeooo:paragraph-rsid="0031ced0" style:font-style-asian="normal" style:font-weight-asian="normal" style:font-style-complex="normal" style:font-weight-complex="normal"/>
    </style:style>
    <style:style style:name="P111" style:family="paragraph" style:parent-style-name="Text_20_body" style:list-style-name="List_20_1">
      <style:text-properties fo:font-style="normal" fo:font-weight="normal" officeooo:rsid="00304d47" officeooo:paragraph-rsid="0031e453" style:font-style-asian="normal" style:font-weight-asian="normal" style:font-style-complex="normal" style:font-weight-complex="normal"/>
    </style:style>
    <style:style style:name="P112" style:family="paragraph" style:parent-style-name="Text_20_body" style:list-style-name="List_20_1">
      <style:text-properties fo:font-style="normal" fo:font-weight="normal" officeooo:rsid="00304d47" officeooo:paragraph-rsid="0032d864" style:font-style-asian="normal" style:font-weight-asian="normal" style:font-style-complex="normal" style:font-weight-complex="normal"/>
    </style:style>
    <style:style style:name="P113" style:family="paragraph" style:parent-style-name="Text_20_body" style:list-style-name="List_20_1">
      <style:text-properties fo:font-style="normal" fo:font-weight="normal" officeooo:rsid="0031ced0" officeooo:paragraph-rsid="0031ced0" style:font-style-asian="normal" style:font-weight-asian="normal" style:font-style-complex="normal" style:font-weight-complex="normal"/>
    </style:style>
    <style:style style:name="P114" style:family="paragraph" style:parent-style-name="Text_20_body" style:list-style-name="List_20_1">
      <style:text-properties fo:font-style="normal" fo:font-weight="normal" officeooo:rsid="0031ced0" officeooo:paragraph-rsid="0032d864" style:font-style-asian="normal" style:font-weight-asian="normal" style:font-style-complex="normal" style:font-weight-complex="normal"/>
    </style:style>
    <style:style style:name="P115" style:family="paragraph" style:parent-style-name="Text_20_body" style:list-style-name="List_20_1">
      <style:text-properties fo:font-style="normal" fo:font-weight="normal" officeooo:rsid="0035167c" officeooo:paragraph-rsid="0035167c" style:font-style-asian="normal" style:font-weight-asian="normal" style:font-style-complex="normal" style:font-weight-complex="normal"/>
    </style:style>
    <style:style style:name="P116" style:family="paragraph" style:parent-style-name="Text_20_body" style:list-style-name="List_20_1">
      <style:text-properties fo:font-style="normal" fo:font-weight="normal" officeooo:rsid="0035167c" officeooo:paragraph-rsid="0037635d" style:font-style-asian="normal" style:font-weight-asian="normal" style:font-style-complex="normal" style:font-weight-complex="normal"/>
    </style:style>
    <style:style style:name="P117" style:family="paragraph" style:parent-style-name="Text_20_body" style:list-style-name="List_20_1">
      <style:text-properties fo:font-style="normal" officeooo:rsid="00343c3d" officeooo:paragraph-rsid="00343c3d" style:font-style-asian="normal" style:font-style-complex="normal"/>
    </style:style>
    <style:style style:name="P118" style:family="paragraph" style:parent-style-name="Text_20_body" style:list-style-name="List_20_1">
      <style:text-properties fo:font-style="normal" officeooo:rsid="00343c3d" officeooo:paragraph-rsid="0036019c" style:font-style-asian="normal" style:font-style-complex="normal"/>
    </style:style>
    <style:style style:name="P119" style:family="paragraph" style:parent-style-name="Text_20_body">
      <style:text-properties officeooo:paragraph-rsid="0031ced0"/>
    </style:style>
    <style:style style:name="P120" style:family="paragraph" style:parent-style-name="Text_20_body">
      <style:text-properties officeooo:paragraph-rsid="0032d864"/>
    </style:style>
    <style:style style:name="P121" style:family="paragraph" style:parent-style-name="Text_20_body">
      <style:text-properties officeooo:paragraph-rsid="00343c3d"/>
    </style:style>
    <style:style style:name="P122" style:family="paragraph" style:parent-style-name="Text_20_body">
      <style:text-properties officeooo:paragraph-rsid="0036019c"/>
    </style:style>
    <style:style style:name="T1" style:family="text">
      <style:text-properties officeooo:rsid="000bdb35"/>
    </style:style>
    <style:style style:name="T2" style:family="text">
      <style:text-properties officeooo:rsid="000d60ce"/>
    </style:style>
    <style:style style:name="T3" style:family="text">
      <style:text-properties officeooo:rsid="000e7176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e7176" style:font-style-asian="italic" style:font-style-complex="italic"/>
    </style:style>
    <style:style style:name="T6" style:family="text">
      <style:text-properties fo:font-style="italic" officeooo:rsid="000f57e8" style:font-style-asian="italic" style:font-style-complex="italic"/>
    </style:style>
    <style:style style:name="T7" style:family="text">
      <style:text-properties fo:font-style="italic" officeooo:rsid="0010bcae" style:font-style-asian="italic" style:font-style-complex="italic"/>
    </style:style>
    <style:style style:name="T8" style:family="text">
      <style:text-properties fo:font-style="italic" officeooo:rsid="00123f7c" style:font-style-asian="italic" style:font-style-complex="italic"/>
    </style:style>
    <style:style style:name="T9" style:family="text">
      <style:text-properties fo:font-style="italic" officeooo:rsid="0013d5ef" style:font-style-asian="italic" style:font-style-complex="italic"/>
    </style:style>
    <style:style style:name="T10" style:family="text">
      <style:text-properties fo:font-style="italic" officeooo:rsid="0015a55e" style:font-style-asian="italic" style:font-style-complex="italic"/>
    </style:style>
    <style:style style:name="T11" style:family="text">
      <style:text-properties fo:font-style="italic" officeooo:rsid="0015aba1" style:font-style-asian="italic" style:font-style-complex="italic"/>
    </style:style>
    <style:style style:name="T12" style:family="text">
      <style:text-properties fo:font-style="italic" officeooo:rsid="00169723" style:font-style-asian="italic" style:font-style-complex="italic"/>
    </style:style>
    <style:style style:name="T13" style:family="text">
      <style:text-properties fo:font-style="italic" officeooo:rsid="001e46cc" style:font-style-asian="italic" style:font-style-complex="italic"/>
    </style:style>
    <style:style style:name="T14" style:family="text">
      <style:text-properties fo:font-style="italic" officeooo:rsid="001e8bd3" style:font-style-asian="italic" style:font-style-complex="italic"/>
    </style:style>
    <style:style style:name="T15" style:family="text">
      <style:text-properties fo:font-style="italic" officeooo:rsid="001fd43a" style:font-style-asian="italic" style:font-style-complex="italic"/>
    </style:style>
    <style:style style:name="T16" style:family="text">
      <style:text-properties fo:font-style="italic" officeooo:rsid="002080b1" style:font-style-asian="italic" style:font-style-complex="italic"/>
    </style:style>
    <style:style style:name="T17" style:family="text">
      <style:text-properties fo:font-style="italic" officeooo:rsid="00215b20" style:font-style-asian="italic" style:font-style-complex="italic"/>
    </style:style>
    <style:style style:name="T18" style:family="text">
      <style:text-properties fo:font-style="italic" officeooo:rsid="00225839" style:font-style-asian="italic" style:font-style-complex="italic"/>
    </style:style>
    <style:style style:name="T19" style:family="text">
      <style:text-properties fo:font-style="italic" officeooo:rsid="002492cd" style:font-style-asian="italic" style:font-style-complex="italic"/>
    </style:style>
    <style:style style:name="T20" style:family="text">
      <style:text-properties fo:font-style="italic" officeooo:rsid="002761c5" style:font-style-asian="italic" style:font-style-complex="italic"/>
    </style:style>
    <style:style style:name="T21" style:family="text">
      <style:text-properties fo:font-style="italic" officeooo:rsid="00288ae5" style:font-style-asian="italic" style:font-style-complex="italic"/>
    </style:style>
    <style:style style:name="T22" style:family="text">
      <style:text-properties fo:font-style="italic" officeooo:rsid="00292cd2" style:font-style-asian="italic" style:font-style-complex="italic"/>
    </style:style>
    <style:style style:name="T23" style:family="text">
      <style:text-properties fo:font-style="italic" officeooo:rsid="002ab543" style:font-style-asian="italic" style:font-style-complex="italic"/>
    </style:style>
    <style:style style:name="T24" style:family="text">
      <style:text-properties fo:font-style="italic" officeooo:rsid="00304d47" style:font-style-asian="italic" style:font-style-complex="italic"/>
    </style:style>
    <style:style style:name="T25" style:family="text">
      <style:text-properties fo:font-style="italic" officeooo:rsid="0031ced0" style:font-style-asian="italic" style:font-style-complex="italic"/>
    </style:style>
    <style:style style:name="T26" style:family="text">
      <style:text-properties fo:font-style="italic" officeooo:rsid="0032d864" style:font-style-asian="italic" style:font-style-complex="italic"/>
    </style:style>
    <style:style style:name="T27" style:family="text">
      <style:text-properties fo:font-style="italic" officeooo:rsid="00343c3d" style:font-style-asian="italic" style:font-style-complex="italic"/>
    </style:style>
    <style:style style:name="T28" style:family="text">
      <style:text-properties fo:font-style="italic" officeooo:rsid="0036019c" style:font-style-asian="italic" style:font-style-complex="italic"/>
    </style:style>
    <style:style style:name="T29" style:family="text">
      <style:text-properties fo:font-style="italic" officeooo:rsid="00398809" style:font-style-asian="italic" style:font-style-complex="italic"/>
    </style:style>
    <style:style style:name="T30" style:family="text">
      <style:text-properties fo:font-style="italic" fo:font-weight="normal" officeooo:rsid="0013d5ef" style:font-style-asian="italic" style:font-weight-asian="normal" style:font-style-complex="italic" style:font-weight-complex="normal"/>
    </style:style>
    <style:style style:name="T31" style:family="text">
      <style:text-properties fo:font-style="italic" fo:font-weight="normal" officeooo:rsid="001e8bd3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0304d47" style:font-style-asian="italic" style:font-weight-asian="normal" style:font-style-complex="italic" style:font-weight-complex="normal"/>
    </style:style>
    <style:style style:name="T33" style:family="text">
      <style:text-properties fo:font-style="italic" fo:font-weight="normal" officeooo:rsid="0031ced0" style:font-style-asian="italic" style:font-weight-asian="normal" style:font-style-complex="italic" style:font-weight-complex="normal"/>
    </style:style>
    <style:style style:name="T34" style:family="text">
      <style:text-properties fo:font-style="italic" fo:font-weight="normal" officeooo:rsid="0032d864" style:font-style-asian="italic" style:font-weight-asian="normal" style:font-style-complex="italic" style:font-weight-complex="normal"/>
    </style:style>
    <style:style style:name="T35" style:family="text">
      <style:text-properties officeooo:rsid="000f0e72"/>
    </style:style>
    <style:style style:name="T36" style:family="text">
      <style:text-properties officeooo:rsid="000f57e8"/>
    </style:style>
    <style:style style:name="T37" style:family="text">
      <style:text-properties fo:font-weight="normal" style:font-weight-asian="normal" style:font-weight-complex="normal"/>
    </style:style>
    <style:style style:name="T38" style:family="text">
      <style:text-properties fo:font-weight="normal" officeooo:rsid="000bdb35" style:font-weight-asian="normal" style:font-weight-complex="normal"/>
    </style:style>
    <style:style style:name="T39" style:family="text">
      <style:text-properties fo:font-weight="normal" officeooo:rsid="000f57e8" style:font-weight-asian="normal" style:font-weight-complex="normal"/>
    </style:style>
    <style:style style:name="T40" style:family="text">
      <style:text-properties fo:font-weight="normal" officeooo:rsid="000f0e72" style:font-weight-asian="normal" style:font-weight-complex="normal"/>
    </style:style>
    <style:style style:name="T41" style:family="text">
      <style:text-properties fo:font-weight="normal" officeooo:rsid="0010bcae" style:font-weight-asian="normal" style:font-weight-complex="normal"/>
    </style:style>
    <style:style style:name="T42" style:family="text">
      <style:text-properties fo:font-weight="normal" officeooo:rsid="0010dd11" style:font-weight-asian="normal" style:font-weight-complex="normal"/>
    </style:style>
    <style:style style:name="T43" style:family="text">
      <style:text-properties fo:font-weight="normal" officeooo:rsid="00123f7c" style:font-weight-asian="normal" style:font-weight-complex="normal"/>
    </style:style>
    <style:style style:name="T44" style:family="text">
      <style:text-properties fo:font-weight="normal" officeooo:rsid="0013d5ef" style:font-weight-asian="normal" style:font-weight-complex="normal"/>
    </style:style>
    <style:style style:name="T45" style:family="text">
      <style:text-properties fo:font-weight="normal" officeooo:rsid="0015a55e" style:font-weight-asian="normal" style:font-weight-complex="normal"/>
    </style:style>
    <style:style style:name="T46" style:family="text">
      <style:text-properties fo:font-weight="normal" officeooo:rsid="0015aba1" style:font-weight-asian="normal" style:font-weight-complex="normal"/>
    </style:style>
    <style:style style:name="T47" style:family="text">
      <style:text-properties fo:font-weight="normal" officeooo:rsid="00169723" style:font-weight-asian="normal" style:font-weight-complex="normal"/>
    </style:style>
    <style:style style:name="T48" style:family="text">
      <style:text-properties fo:font-weight="normal" officeooo:rsid="001794d8" style:font-weight-asian="normal" style:font-weight-complex="normal"/>
    </style:style>
    <style:style style:name="T49" style:family="text">
      <style:text-properties fo:font-weight="normal" officeooo:rsid="001e46cc" style:font-weight-asian="normal" style:font-weight-complex="normal"/>
    </style:style>
    <style:style style:name="T50" style:family="text">
      <style:text-properties fo:font-weight="normal" officeooo:rsid="001e656b" style:font-weight-asian="normal" style:font-weight-complex="normal"/>
    </style:style>
    <style:style style:name="T51" style:family="text">
      <style:text-properties fo:font-weight="normal" officeooo:rsid="001e8bd3" style:font-weight-asian="normal" style:font-weight-complex="normal"/>
    </style:style>
    <style:style style:name="T52" style:family="text">
      <style:text-properties fo:font-weight="normal" officeooo:rsid="001fd43a" style:font-weight-asian="normal" style:font-weight-complex="normal"/>
    </style:style>
    <style:style style:name="T53" style:family="text">
      <style:text-properties fo:font-weight="normal" officeooo:rsid="00215b20" style:font-weight-asian="normal" style:font-weight-complex="normal"/>
    </style:style>
    <style:style style:name="T54" style:family="text">
      <style:text-properties fo:font-weight="normal" officeooo:rsid="00225839" style:font-weight-asian="normal" style:font-weight-complex="normal"/>
    </style:style>
    <style:style style:name="T55" style:family="text">
      <style:text-properties fo:font-weight="normal" officeooo:rsid="0022d69c" style:font-weight-asian="normal" style:font-weight-complex="normal"/>
    </style:style>
    <style:style style:name="T56" style:family="text">
      <style:text-properties fo:font-weight="normal" officeooo:rsid="00288ae5" style:font-weight-asian="normal" style:font-weight-complex="normal"/>
    </style:style>
    <style:style style:name="T57" style:family="text">
      <style:text-properties fo:font-weight="normal" officeooo:rsid="00292cd2" style:font-weight-asian="normal" style:font-weight-complex="normal"/>
    </style:style>
    <style:style style:name="T58" style:family="text">
      <style:text-properties fo:font-weight="normal" officeooo:rsid="002bf105" style:font-weight-asian="normal" style:font-weight-complex="normal"/>
    </style:style>
    <style:style style:name="T59" style:family="text">
      <style:text-properties fo:font-weight="normal" officeooo:rsid="00304d47" style:font-weight-asian="normal" style:font-weight-complex="normal"/>
    </style:style>
    <style:style style:name="T60" style:family="text">
      <style:text-properties fo:font-weight="normal" officeooo:rsid="0031ced0" style:font-weight-asian="normal" style:font-weight-complex="normal"/>
    </style:style>
    <style:style style:name="T61" style:family="text">
      <style:text-properties fo:font-weight="normal" officeooo:rsid="0032d864" style:font-weight-asian="normal" style:font-weight-complex="normal"/>
    </style:style>
    <style:style style:name="T62" style:family="text">
      <style:text-properties fo:font-weight="normal" officeooo:rsid="00343c3d" style:font-weight-asian="normal" style:font-weight-complex="normal"/>
    </style:style>
    <style:style style:name="T63" style:family="text">
      <style:text-properties officeooo:rsid="0010bcae"/>
    </style:style>
    <style:style style:name="T64" style:family="text">
      <style:text-properties officeooo:rsid="00123f7c"/>
    </style:style>
    <style:style style:name="T65" style:family="text">
      <style:text-properties fo:font-style="normal" fo:font-weight="normal" officeooo:rsid="0013d5e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0304d47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031ced0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032d864" style:font-style-asian="normal" style:font-weight-asian="normal" style:font-style-complex="normal" style:font-weight-complex="normal"/>
    </style:style>
    <style:style style:name="T69" style:family="text">
      <style:text-properties fo:font-style="normal" style:font-style-asian="normal" style:font-style-complex="normal"/>
    </style:style>
    <style:style style:name="T70" style:family="text">
      <style:text-properties fo:font-style="normal" officeooo:rsid="0032d864" style:font-style-asian="normal" style:font-style-complex="normal"/>
    </style:style>
    <style:style style:name="T71" style:family="text">
      <style:text-properties fo:font-style="normal" officeooo:rsid="00398809" style:font-style-asian="normal" style:font-style-complex="normal"/>
    </style:style>
    <style:style style:name="T72" style:family="text">
      <style:text-properties officeooo:rsid="0015a55e"/>
    </style:style>
    <style:style style:name="T73" style:family="text">
      <style:text-properties officeooo:rsid="0015aba1"/>
    </style:style>
    <style:style style:name="T74" style:family="text">
      <style:text-properties officeooo:rsid="00215b20"/>
    </style:style>
    <style:style style:name="T75" style:family="text">
      <style:text-properties officeooo:rsid="002761c5"/>
    </style:style>
    <style:style style:name="T76" style:family="text">
      <style:text-properties officeooo:rsid="0031ced0"/>
    </style:style>
    <style:style style:name="T77" style:family="text">
      <style:text-properties fo:font-weight="bold" officeooo:rsid="000bdb35" style:font-weight-asian="bold" style:font-weight-complex="bold"/>
    </style:style>
    <style:style style:name="T78" style:family="text">
      <style:text-properties fo:font-weight="bold" officeooo:rsid="000d60ce" style:font-weight-asian="bold" style:font-weight-complex="bold"/>
    </style:style>
    <style:style style:name="T79" style:family="text">
      <style:text-properties officeooo:rsid="0037635d"/>
    </style:style>
    <style:style style:name="T80" style:family="text">
      <style:text-properties officeooo:rsid="00398809"/>
    </style:style>
    <style:style style:name="T81" style:family="text">
      <style:text-properties officeooo:rsid="003c126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SIW PL1. Introducción a los buscadores web</text:p>
      <text:p text:style-name="P1">Hugo Fonseca Díaz (UO258318)</text:p>
      <text:h text:style-name="P25" text:outline-level="1">Cuestiones empleadas</text:h>
      <text:list xml:id="list1922215842" text:style-name="Numbering_20_123">
        <text:list-item>
          <text:p text:style-name="P26">¿Cuál crees que es la diferencia entre las tareas fáciles y difíciles a priori? ¿Por qué crees que algunas tareas son más fáciles para el buscador y otras difíciles? ¿Qué características tienen las tareas a priori difíciles (en 2009) que ahora resultan más fáciles?</text:p>
        </text:list-item>
        <text:list-item>
          <text:p text:style-name="P26">¿Qué diferencias supone realizar las consultas en inglés y castellano para unas y otras tareas? ¿Qué diferencias supone realizar las consultas en inglés y castellano a la hora de obtener información enriquecida del buscador (consultas relacionadas, infoboxes, etc.)? ¿Existe alguna tarea que es virtualmente irresoluble por culpa del idioma? ¿Cuál? ¿Por qué crees que sucede esto?</text:p>
        </text:list-item>
        <text:list-item>
          <text:p text:style-name="P26">¿Cuáles son las principales diferencias entre los buscadores comparados respecto a ambas clases de tareas? ¿Cuáles son las principales fuentes de datos estructurados que explota cada buscador? ¿Qué consecuencias crees que tiene esa dependencia de fuentes externas?</text:p>
        </text:list-item>
        <text:list-item>
          <text:p text:style-name="P26">¿Existe alguna tarea en la que no hayas usado consultas textuales sino otro tipo de información, p.ej. Imágenes? ¿Qué diferencias has percibido al resolver esa tarea sin usar texto?</text:p>
        </text:list-item>
      </text:list>
      <text:h text:style-name="P25" text:outline-level="1">Resolución de tareas</text:h>
      <text:p text:style-name="P9">Greyhound (inglés, Google)</text:p>
      <text:list xml:id="list1203161657" text:style-name="List_20_1">
        <text:list-item>
          <text:p text:style-name="P53">Consultas.</text:p>
          <text:p text:style-name="P80">“<text:span text:style-name="T2">greyhound buses”.</text:span></text:p>
        </text:list-item>
        <text:list-item>
          <text:p text:style-name="P53">Páginas exploradas.</text:p>
          <text:p text:style-name="P86">“<text:a xlink:type="simple" xlink:href="https://es.m.wikipedia.org/wiki/Greyhound_Lines" text:style-name="Internet_20_link" text:visited-style-name="Visited_20_Internet_20_Link">https://es.m.wikipedia.org/wiki/Greyhound_Lines</text:a>” – <text:span text:style-name="T80">Aquí se lista la web oficial de </text:span><text:span text:style-name="T29">Greyhound Lines</text:span><text:span text:style-name="T71">.</text:span></text:p>
          <text:p text:style-name="P86">“<text:a xlink:type="simple" xlink:href="https://www.greyhound.com/" text:style-name="Internet_20_link" text:visited-style-name="Visited_20_Internet_20_Link">https://www.greyhound.com/</text:a>” - <text:span text:style-name="T80">Página oficial de </text:span><text:span text:style-name="T29">Greyhound Lines</text:span><text:span text:style-name="T71">.</text:span></text:p>
          <text:p text:style-name="P86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 – Aquí se puede descargar un mapa con las rutas de autobuses de la compañía.</text:span></text:p>
        </text:list-item>
        <text:list-item>
          <text:p text:style-name="P53">Ayuda proporcionada por el buscador.</text:p>
          <text:p text:style-name="P81">Infobox de Wikipedia hablando sobre Greyhound Lines.</text:p>
        </text:list-item>
        <text:list-item>
          <text:p text:style-name="P53">Respuesta final.</text:p>
          <text:p text:style-name="P87"><text:soft-page-break/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.</text:span></text:p>
        </text:list-item>
      </text:list>
      <text:p text:style-name="P10">Greyhound (castellano, Google)</text:p>
      <text:list xml:id="list232252011302833" text:continue-numbering="true" text:style-name="List_20_1">
        <text:list-item>
          <text:p text:style-name="P78">Consultas.</text:p>
          <text:p text:style-name="P81">“<text:span text:style-name="T3">greyhound autobuses”.</text:span></text:p>
        </text:list-item>
        <text:list-item>
          <text:p text:style-name="P78">Páginas exploradas.</text:p>
          <text:p text:style-name="P87">“<text:a xlink:type="simple" xlink:href="https://es.m.wikipedia.org/wiki/Greyhound_Lines" text:style-name="Internet_20_link" text:visited-style-name="Visited_20_Internet_20_Link">https://es.m.wikipedia.org/wiki/Greyhound_Lines</text:a>” – <text:span text:style-name="T80">Aquí se lista la web oficial de </text:span><text:span text:style-name="T29">Greyhound Lines</text:span><text:span text:style-name="T71">.</text:span></text:p>
          <text:p text:style-name="P87">“<text:a xlink:type="simple" xlink:href="https://www.greyhound.com/" text:style-name="Internet_20_link" text:visited-style-name="Visited_20_Internet_20_Link">https://www.greyhound.com/</text:a>” - <text:span text:style-name="T80">Página oficial de </text:span><text:span text:style-name="T29">Greyhound Lines</text:span><text:span text:style-name="T71">.</text:span></text:p>
          <text:p text:style-name="P87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 – Aquí se puede descargar un mapa con las rutas de autobuses de la compañía.</text:span></text:p>
        </text:list-item>
        <text:list-item>
          <text:p text:style-name="P78">Ayuda proporcionada por el buscador.</text:p>
          <text:p text:style-name="P82">Infobox de Wikipedia hablando sobre Greyhound Lines.</text:p>
        </text:list-item>
        <text:list-item>
          <text:p text:style-name="P78">Respuesta final.</text:p>
          <text:p text:style-name="P87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.</text:span></text:p>
        </text:list-item>
      </text:list>
      <text:p text:style-name="P11"><text:span text:style-name="T1">Greyhound (</text:span><text:span text:style-name="T2">inglés</text:span><text:span text:style-name="T1">, </text:span><text:span text:style-name="T2">DuckDuckGo</text:span><text:span text:style-name="T1">)</text:span></text:p>
      <text:list xml:id="list232251243696400" text:continue-numbering="true" text:style-name="List_20_1">
        <text:list-item>
          <text:p text:style-name="P78">Consultas.</text:p>
          <text:p text:style-name="P81">“<text:span text:style-name="T3">greyhound buses”.</text:span></text:p>
        </text:list-item>
        <text:list-item>
          <text:p text:style-name="P78">Páginas exploradas.</text:p>
          <text:p text:style-name="P87">“<text:a xlink:type="simple" xlink:href="https://es.m.wikipedia.org/wiki/Greyhound_Lines" text:style-name="Internet_20_link" text:visited-style-name="Visited_20_Internet_20_Link">https://es.m.wikipedia.org/wiki/Greyhound_Lines</text:a>” – <text:span text:style-name="T80">Aquí se lista la web oficial de </text:span><text:span text:style-name="T29">Greyhound Lines</text:span><text:span text:style-name="T71">.</text:span></text:p>
          <text:p text:style-name="P87">“<text:a xlink:type="simple" xlink:href="https://www.greyhound.com/" text:style-name="Internet_20_link" text:visited-style-name="Visited_20_Internet_20_Link">https://www.greyhound.com/</text:a>” - <text:span text:style-name="T80">Página oficial de </text:span><text:span text:style-name="T29">Greyhound Lines</text:span><text:span text:style-name="T71">.</text:span></text:p>
          <text:p text:style-name="P87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 – Aquí se puede descargar un mapa con las rutas de autobuses de la compañía.</text:span></text:p>
        </text:list-item>
        <text:list-item>
          <text:p text:style-name="P78">Ayuda proporcionada por el buscador.</text:p>
          <text:p text:style-name="P83"><text:span text:style-name="T2">Infobox de Wikipedia hablando sobre Greyhound Lines.</text:span> </text:p>
        </text:list-item>
        <text:list-item>
          <text:p text:style-name="P79">Respuesta final.</text:p>
          <text:p text:style-name="P87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.</text:span></text:p>
        </text:list-item>
      </text:list>
      <text:p text:style-name="P11"><text:span text:style-name="T1">Greyhound (</text:span><text:span text:style-name="T2">castellano</text:span><text:span text:style-name="T1">, </text:span><text:span text:style-name="T2">DuckDuckGo</text:span><text:span text:style-name="T1">)</text:span></text:p>
      <text:list xml:id="list232250989414876" text:continue-numbering="true" text:style-name="List_20_1">
        <text:list-item>
          <text:p text:style-name="P78">Consultas.</text:p>
          <text:p text:style-name="P81">“<text:span text:style-name="T3">greyhound autobuses”.</text:span></text:p>
        </text:list-item>
        <text:list-item>
          <text:p text:style-name="P78">Páginas exploradas.</text:p>
          <text:p text:style-name="P88"><text:soft-page-break/>“<text:a xlink:type="simple" xlink:href="https://www.greyhound.com/" text:style-name="Internet_20_link" text:visited-style-name="Visited_20_Internet_20_Link">https://www.greyhound.com/</text:a>” - <text:span text:style-name="T80">Página oficial de </text:span><text:span text:style-name="T29">Greyhound Lines</text:span><text:span text:style-name="T71">.</text:span></text:p>
          <text:p text:style-name="P88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 – Aquí se puede descargar un mapa con las rutas de autobuses de la compañía.</text:span></text:p>
        </text:list-item>
        <text:list-item>
          <text:p text:style-name="P78">Ayuda proporcionada por el buscador.</text:p>
          <text:p text:style-name="P83">Ninguna.</text:p>
        </text:list-item>
        <text:list-item>
          <text:p text:style-name="P78">Respuesta final.</text:p>
          <text:p text:style-name="P88"><text:span text:style-name="T71">“</text:span><text:a xlink:type="simple" xlink:href="https://www.greyhound.com/en/explore-places" text:style-name="Internet_20_link" text:visited-style-name="Visited_20_Internet_20_Link"><text:span text:style-name="T71">https://www.greyhound.com/en/explore-places</text:span></text:a><text:span text:style-name="T71">”.</text:span></text:p>
        </text:list-item>
      </text:list>
      <text:p text:style-name="P12"><text:span text:style-name="T5">Cornell</text:span><text:span text:style-name="T4"> (inglés, Google)</text:span></text:p>
      <text:list xml:id="list232251110951041" text:continue-numbering="true" text:style-name="List_20_1">
        <text:list-item>
          <text:p text:style-name="P54">Consultas.</text:p>
          <text:p text:style-name="P84">“<text:span text:style-name="T35">cornell university founder”.</text:span></text:p>
          <text:p text:style-name="P84">“<text:span text:style-name="T35">ezra cornell house”.</text:span></text:p>
          <text:p text:style-name="P84">“<text:span text:style-name="T36">delta phi fraternity </text:span><text:span text:style-name="T63">llenroc</text:span><text:span text:style-name="T36">”.</text:span></text:p>
        </text:list-item>
        <text:list-item>
          <text:p text:style-name="P54">Páginas exploradas.</text:p>
        </text:list-item>
        <text:list-item>
          <text:p text:style-name="P54">Ayuda proporcionada por el buscador.</text:p>
          <text:p text:style-name="P89">Infobox con los nombres de ambos fundadores de la Cornell University: Ezra Cornell y Andrew Dickson White.</text:p>
        </text:list-item>
        <text:list-item>
          <text:p text:style-name="P54">Respuesta final.</text:p>
        </text:list-item>
      </text:list>
      <text:p text:style-name="P2"><text:span text:style-name="T5">Cornell</text:span><text:span text:style-name="T4"> (</text:span><text:span text:style-name="T6">castellano</text:span><text:span text:style-name="T4">, Google)</text:span></text:p>
      <text:list xml:id="list232252001916224" text:continue-numbering="true" text:style-name="List_20_1">
        <text:list-item>
          <text:p text:style-name="P55">Consultas.</text:p>
          <text:p text:style-name="P27"><text:span text:style-name="T38">“</text:span><text:span text:style-name="T39">fundador cornell university</text:span><text:span text:style-name="T40">”.</text:span></text:p>
          <text:p text:style-name="P27"><text:span text:style-name="T38">“</text:span><text:span text:style-name="T39">casa ezra cornell</text:span><text:span text:style-name="T40">”.</text:span></text:p>
          <text:p text:style-name="P27"><text:span text:style-name="T38">“</text:span><text:span text:style-name="T39">mansión llenroc”.</text:span></text:p>
        </text:list-item>
        <text:list-item>
          <text:p text:style-name="P55">Páginas exploradas.</text:p>
        </text:list-item>
        <text:list-item>
          <text:p text:style-name="P55">Ayuda proporcionada por el buscador.</text:p>
          <text:p text:style-name="P90">Infobox con los nombres de ambos fundadores de la Cornell University: Ezra Cornell y Andrew Dickson White. <text:span text:style-name="T36">Infobox de Wikipedia sobre la mansión Llenroc.</text:span></text:p>
        </text:list-item>
        <text:list-item>
          <text:p text:style-name="P55">Respuesta final.</text:p>
        </text:list-item>
      </text:list>
      <text:p text:style-name="P3"><text:span text:style-name="T5">Cornell</text:span><text:span text:style-name="T4"> (inglés, </text:span><text:span text:style-name="T7">DuckDuckGo</text:span><text:span text:style-name="T4">)</text:span></text:p>
      <text:list xml:id="list232250720234950" text:continue-numbering="true" text:style-name="List_20_1">
        <text:list-item>
          <text:p text:style-name="P56">Consultas.</text:p>
          <text:p text:style-name="P85">“<text:span text:style-name="T35">cornell university founder”.</text:span></text:p>
          <text:p text:style-name="P85">“<text:span text:style-name="T35">ezra cornell house”.</text:span></text:p>
          <text:p text:style-name="P85"><text:soft-page-break/>“<text:span text:style-name="T36">delta phi fraternity </text:span><text:span text:style-name="T63">llenroc</text:span><text:span text:style-name="T36">”.</text:span></text:p>
        </text:list-item>
        <text:list-item>
          <text:p text:style-name="P56">Páginas exploradas.</text:p>
        </text:list-item>
        <text:list-item>
          <text:p text:style-name="P56">Ayuda proporcionada por el buscador.</text:p>
          <text:p text:style-name="P28"><text:span text:style-name="T40">Infobox </text:span><text:span text:style-name="T41">de la Wikipedia sobre Ezra Cornell.</text:span></text:p>
        </text:list-item>
        <text:list-item>
          <text:p text:style-name="P56">Respuesta final.</text:p>
        </text:list-item>
      </text:list>
      <text:p text:style-name="P3"><text:span text:style-name="T5">Cornell</text:span><text:span text:style-name="T4"> (</text:span><text:span text:style-name="T7">castellano</text:span><text:span text:style-name="T4">, </text:span><text:span text:style-name="T7">DuckDuckGo</text:span><text:span text:style-name="T4">)</text:span></text:p>
      <text:list xml:id="list232250204177526" text:continue-numbering="true" text:style-name="List_20_1">
        <text:list-item>
          <text:p text:style-name="P56">Consultas.</text:p>
          <text:p text:style-name="P85">“<text:span text:style-name="T36">fundador cornell university</text:span><text:span text:style-name="T35">”.</text:span></text:p>
          <text:p text:style-name="P28"><text:span text:style-name="T38">“</text:span><text:span text:style-name="T41">casa ezra cornell</text:span><text:span text:style-name="T40">”.</text:span></text:p>
          <text:p text:style-name="P28"><text:span text:style-name="T38">“</text:span><text:span text:style-name="T41">mansion llenroc</text:span><text:span text:style-name="T39">”.</text:span></text:p>
        </text:list-item>
        <text:list-item>
          <text:p text:style-name="P56">Páginas exploradas.</text:p>
        </text:list-item>
        <text:list-item>
          <text:p text:style-name="P56">Ayuda proporcionada por el buscador.</text:p>
          <text:p text:style-name="P28"><text:span text:style-name="T40">Infobox </text:span><text:span text:style-name="T41">de la Wikipedia sobre la mansión Llenroc.</text:span></text:p>
        </text:list-item>
        <text:list-item>
          <text:p text:style-name="P56">Respuesta final.</text:p>
        </text:list-item>
      </text:list>
      <text:p text:style-name="P3"><text:span text:style-name="T7">Baeza</text:span><text:span text:style-name="T4"> (inglés, Google)</text:span></text:p>
      <text:list xml:id="list232251243535491" text:continue-numbering="true" text:style-name="List_20_1">
        <text:list-item>
          <text:p text:style-name="P56">Consultas.</text:p>
          <text:p text:style-name="P28"><text:span text:style-name="T38">“</text:span><text:span text:style-name="T42">ricardo baeza yahoo</text:span><text:span text:style-name="T40">”.</text:span></text:p>
          <text:p text:style-name="P28"><text:span text:style-name="T38">“</text:span><text:span text:style-name="T42">ricardo baeza chile</text:span><text:span text:style-name="T40">”.</text:span></text:p>
        </text:list-item>
        <text:list-item>
          <text:p text:style-name="P56">Páginas exploradas.</text:p>
        </text:list-item>
        <text:list-item>
          <text:p text:style-name="P56">Ayuda proporcionada por el buscador.</text:p>
          <text:p text:style-name="P28"><text:span text:style-name="T40">Infobox </text:span><text:span text:style-name="T43">de Wikipedia con información sobre el científico informático Ricardo A. Baeza-Yates.</text:span></text:p>
        </text:list-item>
        <text:list-item>
          <text:p text:style-name="P56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Google)</text:span></text:p>
      <text:list xml:id="list232251690878647" text:continue-numbering="true" text:style-name="List_20_1">
        <text:list-item>
          <text:p text:style-name="P57">Consultas.</text:p>
          <text:p text:style-name="P29"><text:span text:style-name="T38">“</text:span><text:span text:style-name="T42">ricardo baeza yahoo</text:span><text:span text:style-name="T40">”.</text:span></text:p>
          <text:p text:style-name="P29"><text:span text:style-name="T38">“</text:span><text:span text:style-name="T42">ricardo baeza chile</text:span><text:span text:style-name="T40">”.</text:span></text:p>
        </text:list-item>
        <text:list-item>
          <text:p text:style-name="P57">Páginas exploradas.</text:p>
        </text:list-item>
        <text:list-item>
          <text:p text:style-name="P57">Ayuda proporcionada por el buscador.</text:p>
          <text:p text:style-name="P91">Infobox <text:span text:style-name="T64">de Wikipedia con información sobre el científico informático Ricardo A. Baeza-Yates.</text:span></text:p>
        </text:list-item>
        <text:list-item>
          <text:p text:style-name="P57">Respuesta final.</text:p>
        </text:list-item>
      </text:list>
      <text:p text:style-name="P4"><text:soft-page-break/><text:span text:style-name="T7">Baeza</text:span><text:span text:style-name="T4"> (inglés, </text:span><text:span text:style-name="T8">DuckDuckGo</text:span><text:span text:style-name="T4">)</text:span></text:p>
      <text:list xml:id="list232250386362990" text:continue-numbering="true" text:style-name="List_20_1">
        <text:list-item>
          <text:p text:style-name="P57">Consultas.</text:p>
          <text:p text:style-name="P29"><text:span text:style-name="T38">“</text:span><text:span text:style-name="T42">ricardo baeza yahoo</text:span><text:span text:style-name="T40">”.</text:span></text:p>
          <text:p text:style-name="P29"><text:span text:style-name="T38">“</text:span><text:span text:style-name="T42">ricardo baeza chile</text:span><text:span text:style-name="T40">”.</text:span></text:p>
        </text:list-item>
        <text:list-item>
          <text:p text:style-name="P57">Páginas exploradas.</text:p>
        </text:list-item>
        <text:list-item>
          <text:p text:style-name="P57">Ayuda proporcionada por el buscador.</text:p>
          <text:p text:style-name="P29"><text:span text:style-name="T40">Infobox </text:span><text:span text:style-name="T43">de Wikipedia con información e imágenes sobre el escritor cubano Ricardo Baeza Durán.</text:span></text:p>
        </text:list-item>
        <text:list-item>
          <text:p text:style-name="P57">Respuesta final.</text:p>
        </text:list-item>
      </text:list>
      <text:p text:style-name="P4"><text:span text:style-name="T7">Baeza</text:span><text:span text:style-name="T4"> (</text:span><text:span text:style-name="T8">castellano</text:span><text:span text:style-name="T4">, </text:span><text:span text:style-name="T8">DuckDuckGo</text:span><text:span text:style-name="T4">)</text:span></text:p>
      <text:list xml:id="list232251417878550" text:continue-numbering="true" text:style-name="List_20_1">
        <text:list-item>
          <text:p text:style-name="P57">Consultas.</text:p>
          <text:p text:style-name="P29"><text:span text:style-name="T38">“</text:span><text:span text:style-name="T42">ricardo baeza yahoo</text:span><text:span text:style-name="T40">”.</text:span></text:p>
          <text:p text:style-name="P29"><text:span text:style-name="T38">“</text:span><text:span text:style-name="T42">ricardo baeza chile</text:span><text:span text:style-name="T40">”.</text:span></text:p>
        </text:list-item>
        <text:list-item>
          <text:p text:style-name="P57">Páginas exploradas.</text:p>
        </text:list-item>
        <text:list-item>
          <text:p text:style-name="P57">Ayuda proporcionada por el buscador.</text:p>
          <text:p text:style-name="P29"><text:span text:style-name="T40">Infobox </text:span><text:span text:style-name="T43">de Wikipedia con información e imágenes sobre el escritor cubano Ricardo Baeza Durán.</text:span></text:p>
        </text:list-item>
        <text:list-item>
          <text:p text:style-name="P57">Respuesta final.</text:p>
        </text:list-item>
      </text:list>
      <text:p text:style-name="P5"><text:span text:style-name="T9">Time-Machine</text:span><text:span text:style-name="T4"> (inglés, Google)</text:span></text:p>
      <text:list xml:id="list232251225452860" text:continue-numbering="true" text:style-name="List_20_1">
        <text:list-item>
          <text:p text:style-name="P58">Consultas.</text:p>
          <text:p text:style-name="P30"><text:span text:style-name="T38">“</text:span><text:span text:style-name="T44">time machine film cast</text:span><text:span text:style-name="T40">”.</text:span></text:p>
        </text:list-item>
        <text:list-item>
          <text:p text:style-name="P58">Páginas exploradas.</text:p>
        </text:list-item>
        <text:list-item>
          <text:p text:style-name="P58">Ayuda proporcionada por el buscador.</text:p>
          <text:p text:style-name="P30"><text:span text:style-name="T40">Infobox </text:span><text:span text:style-name="T43">de Wikipedia con información sobre </text:span><text:span text:style-name="T44">la película </text:span><text:span text:style-name="T30">La máquina del tiempo (The Time Machine)</text:span><text:span text:style-name="T65"> [2002].</text:span></text:p>
        </text:list-item>
        <text:list-item>
          <text:p text:style-name="P58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Google)</text:span></text:p>
      <text:list xml:id="list232250497401839" text:continue-numbering="true" text:style-name="List_20_1">
        <text:list-item>
          <text:p text:style-name="P59">Consultas.</text:p>
          <text:p text:style-name="P31"><text:span text:style-name="T38">“</text:span><text:span text:style-name="T45">película </text:span><text:span text:style-name="T44">time machine </text:span><text:span text:style-name="T45">reparto</text:span><text:span text:style-name="T40">”.</text:span></text:p>
        </text:list-item>
        <text:list-item>
          <text:p text:style-name="P59">Páginas exploradas.</text:p>
        </text:list-item>
        <text:list-item>
          <text:p text:style-name="P59">Ayuda proporcionada por el buscador.</text:p>
          <text:p text:style-name="P31"><text:soft-page-break/><text:span text:style-name="T40">Infobox </text:span><text:span text:style-name="T43">de Wikipedia con información sobre </text:span><text:span text:style-name="T44">la película </text:span><text:span text:style-name="T30">La máquina del tiempo (The Time Machine)</text:span><text:span text:style-name="T65"> [2002].</text:span></text:p>
        </text:list-item>
        <text:list-item>
          <text:p text:style-name="P59">Respuesta final.</text:p>
        </text:list-item>
      </text:list>
      <text:p text:style-name="P6"><text:span text:style-name="T9">Time-Machine</text:span><text:span text:style-name="T4"> (inglés, </text:span><text:span text:style-name="T10">DuckDuckGo</text:span><text:span text:style-name="T4">)</text:span></text:p>
      <text:list xml:id="list232251842749671" text:continue-numbering="true" text:style-name="List_20_1">
        <text:list-item>
          <text:p text:style-name="P59">Consultas.</text:p>
          <text:p text:style-name="P31"><text:span text:style-name="T38">“</text:span><text:span text:style-name="T44">time machine film cast</text:span><text:span text:style-name="T40">”.</text:span></text:p>
        </text:list-item>
        <text:list-item>
          <text:p text:style-name="P59">Páginas exploradas.</text:p>
        </text:list-item>
        <text:list-item>
          <text:p text:style-name="P59">Ayuda proporcionada por el buscador.</text:p>
          <text:p text:style-name="P31"><text:span text:style-name="T40">Infobox </text:span><text:span text:style-name="T45">con imágenes de las distintas versiones de la película.</text:span></text:p>
        </text:list-item>
        <text:list-item>
          <text:p text:style-name="P59">Respuesta final.</text:p>
        </text:list-item>
      </text:list>
      <text:p text:style-name="P6"><text:span text:style-name="T9">Time-Machine</text:span><text:span text:style-name="T4"> (</text:span><text:span text:style-name="T10">castellano</text:span><text:span text:style-name="T4">, </text:span><text:span text:style-name="T10">DuckDuckGo</text:span><text:span text:style-name="T4">)</text:span></text:p>
      <text:list xml:id="list232251514042698" text:continue-numbering="true" text:style-name="List_20_1">
        <text:list-item>
          <text:p text:style-name="P59">Consultas.</text:p>
          <text:p text:style-name="P31"><text:span text:style-name="T38">“</text:span><text:span text:style-name="T45">película </text:span><text:span text:style-name="T44">time machine </text:span><text:span text:style-name="T45">reparto</text:span><text:span text:style-name="T40">”.</text:span></text:p>
        </text:list-item>
        <text:list-item>
          <text:p text:style-name="P59">Páginas exploradas.</text:p>
        </text:list-item>
        <text:list-item>
          <text:p text:style-name="P59">Ayuda proporcionada por el buscador.</text:p>
          <text:p text:style-name="P92"><text:span text:style-name="T72">N</text:span>inguna.</text:p>
        </text:list-item>
        <text:list-item>
          <text:p text:style-name="P59">Respuesta final.</text:p>
        </text:list-item>
      </text:list>
      <text:p text:style-name="P7"><text:span text:style-name="T11">NY</text:span><text:span text:style-name="T9">-M</text:span><text:span text:style-name="T11">ountains</text:span><text:span text:style-name="T4"> (inglés, Google)</text:span></text:p>
      <text:list xml:id="list232251944054528" text:continue-numbering="true" text:style-name="List_20_1">
        <text:list-item>
          <text:p text:style-name="P60">Consultas.</text:p>
          <text:p text:style-name="P32"><text:span text:style-name="T38">“</text:span><text:span text:style-name="T46">tallest ny mountains</text:span><text:span text:style-name="T40">”.</text:span></text:p>
        </text:list-item>
        <text:list-item>
          <text:p text:style-name="P60">Páginas exploradas.</text:p>
          <text:p text:style-name="P93">Ninguna.</text:p>
        </text:list-item>
        <text:list-item>
          <text:p text:style-name="P60">Ayuda proporcionada por el buscador.</text:p>
          <text:p text:style-name="P32"><text:span text:style-name="T40">Infobox </text:span><text:span text:style-name="T46">con las montañas más altas de Nueva York ordenadas por tamaño en metros.</text:span></text:p>
        </text:list-item>
        <text:list-item>
          <text:p text:style-name="P60">Respuesta final.</text:p>
          <text:p text:style-name="P94">Mount Marcy: 1,629 m</text:p>
          <text:p text:style-name="P94">Algonquin Peak: 1,559 m</text:p>
          <text:p text:style-name="P94">Mount Haystack: 1,512 m</text:p>
          <text:p text:style-name="P94">Mount Skylight: 1,501 m</text:p>
          <text:p text:style-name="P94">Whiteface Mountain: 1,483 m</text:p>
        </text:list-item>
      </text:list>
      <text:p text:style-name="P8"><text:soft-page-break/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Google)</text:span></text:p>
      <text:list xml:id="list232251740015499" text:continue-numbering="true" text:style-name="List_20_1">
        <text:list-item>
          <text:p text:style-name="P61">Consultas.</text:p>
          <text:p text:style-name="P33"><text:span text:style-name="T38">“</text:span><text:span text:style-name="T47">montañas más altas nueva york</text:span><text:span text:style-name="T40">”.</text:span></text:p>
        </text:list-item>
        <text:list-item>
          <text:p text:style-name="P61">Páginas exploradas.</text:p>
          <text:p text:style-name="P93">Ninguna.</text:p>
        </text:list-item>
        <text:list-item>
          <text:p text:style-name="P61">Ayuda proporcionada por el buscador.</text:p>
          <text:p text:style-name="P33"><text:span text:style-name="T40">Infobox </text:span><text:span text:style-name="T46">con las montañas más altas de Nueva York ordenadas por tamaño en metros.</text:span></text:p>
        </text:list-item>
        <text:list-item>
          <text:p text:style-name="P61">Respuesta final.</text:p>
          <text:p text:style-name="P95">Mount Marcy: 1,629 m</text:p>
          <text:p text:style-name="P95">Algonquin Peak: 1,559 m</text:p>
          <text:p text:style-name="P95">Mount Haystack: 1,512 m</text:p>
          <text:p text:style-name="P95">Mount Skylight: 1,501 m</text:p>
          <text:p text:style-name="P95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inglés, </text:span><text:span text:style-name="T12">DuckDuckGo</text:span><text:span text:style-name="T4">)</text:span></text:p>
      <text:list xml:id="list232250783304950" text:continue-numbering="true" text:style-name="List_20_1">
        <text:list-item>
          <text:p text:style-name="P61">Consultas.</text:p>
          <text:p text:style-name="P33"><text:span text:style-name="T38">“</text:span><text:span text:style-name="T46">tallest ny mountains</text:span><text:span text:style-name="T40">”.</text:span></text:p>
        </text:list-item>
        <text:list-item>
          <text:p text:style-name="P61">Páginas exploradas.</text:p>
        </text:list-item>
        <text:list-item>
          <text:p text:style-name="P61">Ayuda proporcionada por el buscador.</text:p>
          <text:p text:style-name="P93"><text:span text:style-name="T73">N</text:span>inguna.</text:p>
        </text:list-item>
        <text:list-item>
          <text:p text:style-name="P61">Respuesta final.</text:p>
          <text:p text:style-name="P95">Mount Marcy: 1,629 m</text:p>
          <text:p text:style-name="P95">Algonquin Peak: 1,559 m</text:p>
          <text:p text:style-name="P95">Mount Haystack: 1,512 m</text:p>
          <text:p text:style-name="P95">Mount Skylight: 1,501 m</text:p>
          <text:p text:style-name="P95">Whiteface Mountain: 1,483 m</text:p>
        </text:list-item>
      </text:list>
      <text:p text:style-name="P8"><text:span text:style-name="T11">NY</text:span><text:span text:style-name="T9">-M</text:span><text:span text:style-name="T11">ountains</text:span><text:span text:style-name="T4"> (</text:span><text:span text:style-name="T12">castellano</text:span><text:span text:style-name="T4">, </text:span><text:span text:style-name="T12">DuckDuckGo</text:span><text:span text:style-name="T4">)</text:span></text:p>
      <text:list xml:id="list232251567952952" text:continue-numbering="true" text:style-name="List_20_1">
        <text:list-item>
          <text:p text:style-name="P61">Consultas.</text:p>
          <text:p text:style-name="P33"><text:span text:style-name="T38">“</text:span><text:span text:style-name="T47">montañas más altas nueva york</text:span><text:span text:style-name="T40">”.</text:span></text:p>
          <text:p text:style-name="P33"><text:span text:style-name="T40">“</text:span><text:span text:style-name="T48">montañas nueva york”.</text:span></text:p>
        </text:list-item>
        <text:list-item>
          <text:p text:style-name="P61">Páginas exploradas.</text:p>
        </text:list-item>
        <text:list-item>
          <text:p text:style-name="P61"><text:soft-page-break/>Ayuda proporcionada por el buscador.</text:p>
          <text:p text:style-name="P93"><text:span text:style-name="T73">N</text:span>inguna.</text:p>
        </text:list-item>
        <text:list-item>
          <text:p text:style-name="P61">Respuesta final.</text:p>
          <text:p text:style-name="P95">Mount Marcy: 1,629 m</text:p>
        </text:list-item>
      </text:list>
      <text:p text:style-name="P13"><text:span text:style-name="T13">Purple-Cow</text:span><text:span text:style-name="T4"> (inglés, Google)</text:span></text:p>
      <text:list xml:id="list232251746026676" text:continue-numbering="true" text:style-name="List_20_1">
        <text:list-item>
          <text:p text:style-name="P62">Consultas.</text:p>
          <text:p text:style-name="P34"><text:span text:style-name="T38">“</text:span><text:span text:style-name="T49">purple cow author</text:span><text:span text:style-name="T40">”.</text:span></text:p>
          <text:p text:style-name="P34"><text:span text:style-name="T40">“</text:span><text:span text:style-name="T51">seth godin twitter”.</text:span></text:p>
        </text:list-item>
        <text:list-item>
          <text:p text:style-name="P62">Páginas exploradas.</text:p>
        </text:list-item>
        <text:list-item>
          <text:p text:style-name="P62">Ayuda proporcionada por el buscador.</text:p>
          <text:p text:style-name="P34"><text:span text:style-name="T40">Infobox </text:span><text:span text:style-name="T50">de Wikipedia sobre el empresario estadounidense Seth Godin</text:span><text:span text:style-name="T46">.</text:span></text:p>
        </text:list-item>
        <text:list-item>
          <text:p text:style-name="P62">Respuesta final.</text:p>
          <text:p text:style-name="P96">@ThisIsSethsBlog.</text:p>
        </text:list-item>
      </text:list>
      <text:p text:style-name="P14"><text:span text:style-name="T13">Purple-Cow</text:span><text:span text:style-name="T4"> (</text:span><text:span text:style-name="T14">castellano</text:span><text:span text:style-name="T4">, Google)</text:span></text:p>
      <text:list xml:id="list232250693718058" text:continue-numbering="true" text:style-name="List_20_1">
        <text:list-item>
          <text:p text:style-name="P63">Consultas.</text:p>
          <text:p text:style-name="P35"><text:span text:style-name="T38">“</text:span><text:span text:style-name="T51">autor </text:span><text:span text:style-name="T49">purple cow</text:span><text:span text:style-name="T40">”.</text:span></text:p>
          <text:p text:style-name="P35"><text:span text:style-name="T40">“</text:span><text:span text:style-name="T51">seth godin twitter”.</text:span></text:p>
        </text:list-item>
        <text:list-item>
          <text:p text:style-name="P63">Páginas exploradas.</text:p>
        </text:list-item>
        <text:list-item>
          <text:p text:style-name="P63">Ayuda proporcionada por el buscador.</text:p>
          <text:p text:style-name="P35"><text:span text:style-name="T40">Infobox </text:span><text:span text:style-name="T51">con imágenes del libro y el nombre del autor</text:span><text:span text:style-name="T46">.</text:span></text:p>
        </text:list-item>
        <text:list-item>
          <text:p text:style-name="P63">Respuesta final.</text:p>
          <text:p text:style-name="P96">@ThisIsSethsBlog</text:p>
        </text:list-item>
      </text:list>
      <text:p text:style-name="P14"><text:span text:style-name="T13">Purple-Cow</text:span><text:span text:style-name="T4"> (inglés, </text:span><text:span text:style-name="T14">DuckDuckGo</text:span><text:span text:style-name="T4">)</text:span></text:p>
      <text:list xml:id="list232250431245572" text:continue-numbering="true" text:style-name="List_20_1">
        <text:list-item>
          <text:p text:style-name="P63">Consultas.</text:p>
          <text:p text:style-name="P35"><text:span text:style-name="T38">“</text:span><text:span text:style-name="T49">purple cow author</text:span><text:span text:style-name="T40">”.</text:span></text:p>
          <text:p text:style-name="P35"><text:span text:style-name="T40">“</text:span><text:span text:style-name="T51">purple cow economics author”</text:span></text:p>
          <text:p text:style-name="P35"><text:span text:style-name="T40">“</text:span><text:span text:style-name="T51">seth godin twitter”.</text:span></text:p>
        </text:list-item>
        <text:list-item>
          <text:p text:style-name="P63">Páginas exploradas.</text:p>
        </text:list-item>
        <text:list-item>
          <text:p text:style-name="P63">Ayuda proporcionada por el buscador.</text:p>
          <text:p text:style-name="P35"><text:span text:style-name="T40">Infobox </text:span><text:span text:style-name="T50">de Wikipedia sobre </text:span><text:span text:style-name="T51">el poema corto titulado </text:span><text:span text:style-name="T31">Purple Cow</text:span><text:span text:style-name="T46">.</text:span></text:p>
        </text:list-item>
        <text:list-item>
          <text:p text:style-name="P63"><text:soft-page-break/>Respuesta final.</text:p>
          <text:p text:style-name="P96">@ThisIsSethsBlog.</text:p>
        </text:list-item>
      </text:list>
      <text:p text:style-name="P14"><text:span text:style-name="T13">Purple-Cow</text:span><text:span text:style-name="T4"> (</text:span><text:span text:style-name="T14">castellano</text:span><text:span text:style-name="T4">, </text:span><text:span text:style-name="T14">DuckDuckGo</text:span><text:span text:style-name="T4">)</text:span></text:p>
      <text:list xml:id="list232252101169967" text:continue-numbering="true" text:style-name="List_20_1">
        <text:list-item>
          <text:p text:style-name="P63">Consultas.</text:p>
          <text:p text:style-name="P35"><text:span text:style-name="T38">“</text:span><text:span text:style-name="T52">autor purple cow</text:span><text:span text:style-name="T40">”.</text:span></text:p>
          <text:p text:style-name="P35"><text:span text:style-name="T40">“</text:span><text:span text:style-name="T51">seth godin twitter”.</text:span></text:p>
        </text:list-item>
        <text:list-item>
          <text:p text:style-name="P63">Páginas exploradas.</text:p>
        </text:list-item>
        <text:list-item>
          <text:p text:style-name="P63">Ayuda proporcionada por el buscador.</text:p>
          <text:p text:style-name="P35"><text:span text:style-name="T40">Infobox </text:span><text:span text:style-name="T50">de Wikipedia sobre </text:span><text:span text:style-name="T51">el poema corto titulado </text:span><text:span text:style-name="T31">Purple Cow</text:span><text:span text:style-name="T46">.</text:span></text:p>
        </text:list-item>
        <text:list-item>
          <text:p text:style-name="P63">Respuesta final.</text:p>
          <text:p text:style-name="P96">@ThisIsSethsBlog.</text:p>
        </text:list-item>
      </text:list>
      <text:p text:style-name="P15"><text:span text:style-name="T15">1000</text:span><text:span text:style-name="T13">-</text:span><text:span text:style-name="T15">Acres</text:span><text:span text:style-name="T4"> (inglés, Google)</text:span></text:p>
      <text:list xml:id="list232251731057466" text:continue-numbering="true" text:style-name="List_20_1">
        <text:list-item>
          <text:p text:style-name="P64">Consultas.</text:p>
          <text:p text:style-name="P36"><text:span text:style-name="T38">“</text:span><text:span text:style-name="T52">1000 acres dude ranch</text:span><text:span text:style-name="T40">”.</text:span></text:p>
        </text:list-item>
        <text:list-item>
          <text:p text:style-name="P64">Páginas exploradas.</text:p>
        </text:list-item>
        <text:list-item>
          <text:p text:style-name="P64">Ayuda proporcionada por el buscador.</text:p>
          <text:p text:style-name="P36"><text:span text:style-name="T40">Infobox </text:span><text:span text:style-name="T52">con información sobre el rancho: ubicación, teléfono, sitio web, etc</text:span><text:span text:style-name="T46">.</text:span></text:p>
        </text:list-item>
        <text:list-item>
          <text:p text:style-name="P64">Respuesta final.</text:p>
        </text:list-item>
      </text:list>
      <text:p text:style-name="P15"><text:span text:style-name="T15">1000</text:span><text:span text:style-name="T13">-</text:span><text:span text:style-name="T15">Acres</text:span><text:span text:style-name="T4"> (</text:span><text:span text:style-name="T15">castellano</text:span><text:span text:style-name="T4">, Google)</text:span></text:p>
      <text:list xml:id="list232250261030210" text:continue-numbering="true" text:style-name="List_20_1">
        <text:list-item>
          <text:p text:style-name="P64">Consultas.</text:p>
          <text:p text:style-name="P36"><text:span text:style-name="T38">“</text:span><text:span text:style-name="T52">1000 acres dude ranch</text:span><text:span text:style-name="T40">”.</text:span></text:p>
        </text:list-item>
        <text:list-item>
          <text:p text:style-name="P64">Páginas exploradas.</text:p>
        </text:list-item>
        <text:list-item>
          <text:p text:style-name="P64">Ayuda proporcionada por el buscador.</text:p>
          <text:p text:style-name="P36"><text:span text:style-name="T40">Infobox </text:span><text:span text:style-name="T52">con información sobre el rancho: ubicación, teléfono, sitio web, etc</text:span><text:span text:style-name="T46">.</text:span></text:p>
        </text:list-item>
        <text:list-item>
          <text:p text:style-name="P64">Respuesta final.</text:p>
        </text:list-item>
      </text:list>
      <text:p text:style-name="P16"><text:span text:style-name="T15">1000</text:span><text:span text:style-name="T13">-</text:span><text:span text:style-name="T15">Acres</text:span><text:span text:style-name="T4"> (inglés, </text:span><text:span text:style-name="T16">DuckDuckGo</text:span><text:span text:style-name="T4">)</text:span></text:p>
      <text:list xml:id="list232252055536652" text:continue-numbering="true" text:style-name="List_20_1">
        <text:list-item>
          <text:p text:style-name="P65">Consultas.</text:p>
          <text:p text:style-name="P37"><text:span text:style-name="T38">“</text:span><text:span text:style-name="T52">1000 acres dude ranch</text:span><text:span text:style-name="T40">”.</text:span></text:p>
        </text:list-item>
        <text:list-item>
          <text:p text:style-name="P65">Páginas exploradas.</text:p>
        </text:list-item>
        <text:list-item>
          <text:p text:style-name="P65">Ayuda proporcionada por el buscador.</text:p>
          <text:p text:style-name="P97"><text:soft-page-break/><text:span text:style-name="T73">N</text:span>inguna.</text:p>
        </text:list-item>
        <text:list-item>
          <text:p text:style-name="P65">Respuesta final.</text:p>
        </text:list-item>
      </text:list>
      <text:p text:style-name="P16"><text:span text:style-name="T15">1000</text:span><text:span text:style-name="T13">-</text:span><text:span text:style-name="T15">Acres</text:span><text:span text:style-name="T4"> (</text:span><text:span text:style-name="T16">castellano</text:span><text:span text:style-name="T4">, </text:span><text:span text:style-name="T16">DuckDuckGo</text:span><text:span text:style-name="T4">)</text:span></text:p>
      <text:list xml:id="list232250936470894" text:continue-numbering="true" text:style-name="List_20_1">
        <text:list-item>
          <text:p text:style-name="P65">Consultas.</text:p>
          <text:p text:style-name="P37"><text:span text:style-name="T38">“</text:span><text:span text:style-name="T52">1000 acres dude ranch</text:span><text:span text:style-name="T40">”.</text:span></text:p>
        </text:list-item>
        <text:list-item>
          <text:p text:style-name="P65">Páginas exploradas.</text:p>
        </text:list-item>
        <text:list-item>
          <text:p text:style-name="P65">Ayuda proporcionada por el buscador.</text:p>
          <text:p text:style-name="P97"><text:span text:style-name="T73">N</text:span>inguna.</text:p>
        </text:list-item>
        <text:list-item>
          <text:p text:style-name="P65">Respuesta final.</text:p>
        </text:list-item>
      </text:list>
      <text:p text:style-name="P17"><text:span text:style-name="T17">Antibiotic</text:span><text:span text:style-name="T4"> (inglés, Google)</text:span></text:p>
      <text:list xml:id="list232250711961060" text:continue-numbering="true" text:style-name="List_20_1">
        <text:list-item>
          <text:p text:style-name="P66">Consultas.</text:p>
          <text:p text:style-name="P38"><text:span text:style-name="T38">“</text:span><text:span text:style-name="T53">first modern antibiotic</text:span><text:span text:style-name="T40">”.</text:span></text:p>
          <text:p text:style-name="P38"><text:span text:style-name="T40">“</text:span><text:span text:style-name="T53">paul ehrlich”.</text:span></text:p>
        </text:list-item>
        <text:list-item>
          <text:p text:style-name="P66">Páginas exploradas.</text:p>
        </text:list-item>
        <text:list-item>
          <text:p text:style-name="P66">Ayuda proporcionada por el buscador.</text:p>
          <text:p text:style-name="P97">Infobox de la Wikipedia sobre el médico alemán Paul Ehrlich.</text:p>
        </text:list-item>
        <text:list-item>
          <text:p text:style-name="P66">Respuesta final.</text:p>
          <text:p text:style-name="P97">El primer antibiótico moderno es considerado la arsfenamina y fue descubierta por Paul Ehrlich.</text:p>
        </text:list-item>
      </text:list>
      <text:p text:style-name="P18"><text:span text:style-name="T17">Antibiotic</text:span><text:span text:style-name="T4"> (</text:span><text:span text:style-name="T18">castellano</text:span><text:span text:style-name="T4">, Google)</text:span></text:p>
      <text:list xml:id="list232252142691126" text:continue-numbering="true" text:style-name="List_20_1">
        <text:list-item>
          <text:p text:style-name="P67">Consultas.</text:p>
          <text:p text:style-name="P39"><text:span text:style-name="T38">“</text:span><text:span text:style-name="T54">primer antibiotico moderno</text:span><text:span text:style-name="T40">”.</text:span></text:p>
          <text:p text:style-name="P39"><text:span text:style-name="T40">“</text:span><text:span text:style-name="T55">antibiotico”.</text:span></text:p>
          <text:p text:style-name="P39"><text:span text:style-name="T40">“</text:span><text:span text:style-name="T53">paul ehrlich”.</text:span></text:p>
        </text:list-item>
        <text:list-item>
          <text:p text:style-name="P67">Páginas exploradas.</text:p>
        </text:list-item>
        <text:list-item>
          <text:p text:style-name="P67">Ayuda proporcionada por el buscador.</text:p>
          <text:p text:style-name="P40"><text:span text:style-name="T53">Infobox de la Wikipedia sobre </text:span><text:span text:style-name="T54">la penicilina</text:span><text:span text:style-name="T53">. </text:span><text:span text:style-name="T55">Infobox de la Wikipedia sobre los antibióticos. </text:span><text:span text:style-name="T53">Infobox de la Wikipedia sobre el médico alemán Paul Ehrlich.</text:span></text:p>
        </text:list-item>
        <text:list-item>
          <text:p text:style-name="P67">Respuesta final.</text:p>
          <text:p text:style-name="P98">El primer antibiótico moderno es considerado la arsfenamina y fue descubierta por Paul Ehrlich.</text:p>
        </text:list-item>
      </text:list>
      <text:p text:style-name="P19"><text:span text:style-name="T17">Antibiotic</text:span><text:span text:style-name="T4"> (inglés, </text:span><text:span text:style-name="T19">DuckDuckGo</text:span><text:span text:style-name="T4">)</text:span></text:p>
      <text:list xml:id="list232250623932932" text:continue-numbering="true" text:style-name="List_20_1">
        <text:list-item>
          <text:p text:style-name="P68"><text:soft-page-break/>Consultas.</text:p>
          <text:p text:style-name="P41"><text:span text:style-name="T38">“</text:span><text:span text:style-name="T53">first modern antibiotic</text:span><text:span text:style-name="T40">”.</text:span></text:p>
          <text:p text:style-name="P41"><text:span text:style-name="T40">“</text:span><text:span text:style-name="T53">paul ehrlich”.</text:span></text:p>
        </text:list-item>
        <text:list-item>
          <text:p text:style-name="P68">Páginas exploradas.</text:p>
        </text:list-item>
        <text:list-item>
          <text:p text:style-name="P68">Ayuda proporcionada por el buscador.</text:p>
          <text:p text:style-name="P101">Noticia reciente sobre la ministra de Ciencias de Alemania y el presidente del Instituto Paul-Ehrlich. <text:span text:style-name="T75">Imágenes de Paul Ehrlich. </text:span><text:span text:style-name="T74">Infobox de la Wikipedia sobre el médico alemán Paul Ehrlich.</text:span></text:p>
        </text:list-item>
        <text:list-item>
          <text:p text:style-name="P68">Respuesta final.</text:p>
          <text:p text:style-name="P99">El primer antibiótico moderno es considerado la arsfenamina y fue descubierta por Paul Ehrlich.</text:p>
        </text:list-item>
      </text:list>
      <text:p text:style-name="P20"><text:span text:style-name="T17">Antibiotic</text:span><text:span text:style-name="T4"> (</text:span><text:span text:style-name="T20">castellano</text:span><text:span text:style-name="T4">, </text:span><text:span text:style-name="T19">DuckDuckGo</text:span><text:span text:style-name="T4">)</text:span></text:p>
      <text:list xml:id="list232251174780452" text:continue-numbering="true" text:style-name="List_20_1">
        <text:list-item>
          <text:p text:style-name="P69">Consultas.</text:p>
          <text:p text:style-name="P42"><text:span text:style-name="T38">“</text:span><text:span text:style-name="T54">primer antibiotico moderno</text:span><text:span text:style-name="T40">”.</text:span></text:p>
          <text:p text:style-name="P42"><text:span text:style-name="T40">“</text:span><text:span text:style-name="T53">paul ehrlich”.</text:span></text:p>
        </text:list-item>
        <text:list-item>
          <text:p text:style-name="P69">Páginas exploradas.</text:p>
        </text:list-item>
        <text:list-item>
          <text:p text:style-name="P69">Ayuda proporcionada por el buscador.</text:p>
          <text:p text:style-name="P101">Noticia reciente sobre la ministra de Ciencias de Alemania y el presidente del Instituto Paul-Ehrlich. <text:span text:style-name="T75">Imágenes de Paul Ehrlich. </text:span><text:span text:style-name="T74">Infobox de la Wikipedia sobre el médico alemán Paul Ehrlich.</text:span></text:p>
        </text:list-item>
        <text:list-item>
          <text:p text:style-name="P69">Respuesta final.</text:p>
          <text:p text:style-name="P100">El primer antibiótico moderno es considerado la arsfenamina y fue descubierta por Paul Ehrlich.</text:p>
        </text:list-item>
      </text:list>
      <text:p text:style-name="P21"><text:span text:style-name="T21">Michael-Jordan</text:span><text:span text:style-name="T4"> (inglés, Google)</text:span></text:p>
      <text:list xml:id="list232251982489446" text:continue-numbering="true" text:style-name="List_20_1">
        <text:list-item>
          <text:p text:style-name="P70">Consultas.</text:p>
          <text:p text:style-name="P43"><text:span text:style-name="T38">“</text:span><text:span text:style-name="T56">michael jordan statistician</text:span><text:span text:style-name="T40">”.</text:span></text:p>
        </text:list-item>
        <text:list-item>
          <text:p text:style-name="P70">Páginas exploradas.</text:p>
        </text:list-item>
        <text:list-item>
          <text:p text:style-name="P70">Ayuda proporcionada por el buscador.</text:p>
          <text:p text:style-name="P43"><text:span text:style-name="T53">Infobox de la Wikipedia sobre el </text:span><text:span text:style-name="T56">científico</text:span><text:span text:style-name="T53"> </text:span><text:span text:style-name="T56">estadounidense Michael Irwin Jordan</text:span><text:span text:style-name="T53">.</text:span></text:p>
        </text:list-item>
        <text:list-item>
          <text:p text:style-name="P70">Respuesta final.</text:p>
        </text:list-item>
      </text:list>
      <text:p text:style-name="P22"><text:span text:style-name="T21">Michael-Jordan</text:span><text:span text:style-name="T4"> (</text:span><text:span text:style-name="T22">castellano</text:span><text:span text:style-name="T4">, Google)</text:span></text:p>
      <text:list xml:id="list232252315975882" text:continue-numbering="true" text:style-name="List_20_1">
        <text:list-item>
          <text:p text:style-name="P71">Consultas.</text:p>
          <text:p text:style-name="P44"><text:span text:style-name="T38">“</text:span><text:span text:style-name="T56">michael jordan </text:span><text:span text:style-name="T57">estadística</text:span><text:span text:style-name="T40">”.</text:span></text:p>
          <text:p text:style-name="P44"><text:span text:style-name="T40">“</text:span><text:span text:style-name="T57">michael jordan científico”.</text:span></text:p>
          <text:p text:style-name="P102"><text:soft-page-break/>“michael jordan inteligencia artificial”.</text:p>
          <text:p text:style-name="P102">“michael jordan berkeley”.</text:p>
        </text:list-item>
        <text:list-item>
          <text:p text:style-name="P71">Páginas exploradas.</text:p>
        </text:list-item>
        <text:list-item>
          <text:p text:style-name="P71">Ayuda proporcionada por el buscador.</text:p>
          <text:p text:style-name="P44"><text:span text:style-name="T53">Infobox de la Wikipedia sobre el </text:span><text:span text:style-name="T57">exjugador de baloncesto</text:span><text:span text:style-name="T53"> </text:span><text:span text:style-name="T56">estadounidense Michael </text:span><text:span text:style-name="T57">Jeffrey</text:span><text:span text:style-name="T56"> Jordan</text:span><text:span text:style-name="T53">. </text:span><text:span text:style-name="T57">Infobox de la Wikipedia sobre el científico estadounidense Michael Irwin Jordan.</text:span></text:p>
        </text:list-item>
        <text:list-item>
          <text:p text:style-name="P71">Respuesta final.</text:p>
        </text:list-item>
      </text:list>
      <text:p text:style-name="P23"><text:span text:style-name="T21">Michael-Jordan</text:span><text:span text:style-name="T4"> (inglés, </text:span><text:span text:style-name="T23">DuckDuckGo</text:span><text:span text:style-name="T4">)</text:span></text:p>
      <text:list xml:id="list232251310650322" text:continue-numbering="true" text:style-name="List_20_1">
        <text:list-item>
          <text:p text:style-name="P72">Consultas.</text:p>
          <text:p text:style-name="P45"><text:span text:style-name="T38">“</text:span><text:span text:style-name="T56">michael jordan statistician</text:span><text:span text:style-name="T40">”.</text:span></text:p>
        </text:list-item>
        <text:list-item>
          <text:p text:style-name="P72">Páginas exploradas.</text:p>
        </text:list-item>
        <text:list-item>
          <text:p text:style-name="P72">Ayuda proporcionada por el buscador.</text:p>
          <text:p text:style-name="P103"><text:span text:style-name="T74">N</text:span>inguna.</text:p>
        </text:list-item>
        <text:list-item>
          <text:p text:style-name="P72">Respuesta final.</text:p>
        </text:list-item>
      </text:list>
      <text:p text:style-name="P23"><text:span text:style-name="T21">Michael-Jordan</text:span><text:span text:style-name="T4"> (</text:span><text:span text:style-name="T23">castellano</text:span><text:span text:style-name="T4">, </text:span><text:span text:style-name="T23">DuckDuckGo</text:span><text:span text:style-name="T4">)</text:span></text:p>
      <text:list xml:id="list232251345294275" text:continue-numbering="true" text:style-name="List_20_1">
        <text:list-item>
          <text:p text:style-name="P72">Consultas.</text:p>
          <text:p text:style-name="P46"><text:span text:style-name="T38">“</text:span><text:span text:style-name="T56">michael jordan </text:span><text:span text:style-name="T57">estadística</text:span><text:span text:style-name="T40">”.</text:span></text:p>
          <text:p text:style-name="P46"><text:span text:style-name="T40">“</text:span><text:span text:style-name="T57">michael jordan científico”.</text:span></text:p>
          <text:p text:style-name="P46"><text:span text:style-name="T57">“michael </text:span><text:span text:style-name="T58">irwin jordan</text:span><text:span text:style-name="T57">”.</text:span></text:p>
        </text:list-item>
        <text:list-item>
          <text:p text:style-name="P72">Páginas exploradas.</text:p>
        </text:list-item>
        <text:list-item>
          <text:p text:style-name="P72">Ayuda proporcionada por el buscador.</text:p>
          <text:p text:style-name="P104">Infobox sobre la página de Berkeley de Michael Irwin Jordan.</text:p>
        </text:list-item>
        <text:list-item>
          <text:p text:style-name="P72">Respuesta final.</text:p>
        </text:list-item>
      </text:list>
      <text:p text:style-name="P108"><text:span text:style-name="T24">Emeril</text:span><text:span text:style-name="T4"> (inglés, Google)</text:span></text:p>
      <text:list xml:id="list232251516342362" text:continue-numbering="true" text:style-name="List_20_1">
        <text:list-item>
          <text:p text:style-name="P73">Consultas.</text:p>
          <text:p text:style-name="P47"><text:span text:style-name="T38">“</text:span><text:span text:style-name="T59">emeril chef</text:span><text:span text:style-name="T40">”.</text:span></text:p>
        </text:list-item>
        <text:list-item>
          <text:p text:style-name="P73">Páginas exploradas.</text:p>
        </text:list-item>
        <text:list-item>
          <text:p text:style-name="P73">Ayuda proporcionada por el buscador.</text:p>
          <text:p text:style-name="P47"><text:span text:style-name="T53">Infobox de la Wikipedia sobre el </text:span><text:span text:style-name="T59">chef</text:span><text:span text:style-name="T53"> </text:span><text:span text:style-name="T56">estadounidense </text:span><text:span text:style-name="T59">Emeril Lagasse</text:span><text:span text:style-name="T53">.</text:span></text:p>
        </text:list-item>
        <text:list-item>
          <text:p text:style-name="P73">Respuesta final.</text:p>
        </text:list-item>
      </text:list>
      <text:p text:style-name="P108"><text:soft-page-break/><text:span text:style-name="T24">Emeril</text:span><text:span text:style-name="T4"> (</text:span><text:span text:style-name="T24">castellano</text:span><text:span text:style-name="T4">, Google)</text:span></text:p>
      <text:list xml:id="list232251101537280" text:continue-numbering="true" text:style-name="List_20_1">
        <text:list-item>
          <text:p text:style-name="P73">Consultas.</text:p>
          <text:p text:style-name="P47"><text:span text:style-name="T38">“</text:span><text:span text:style-name="T59">emeril chef</text:span><text:span text:style-name="T40">”.</text:span></text:p>
        </text:list-item>
        <text:list-item>
          <text:p text:style-name="P73">Páginas exploradas.</text:p>
        </text:list-item>
        <text:list-item>
          <text:p text:style-name="P73">Ayuda proporcionada por el buscador.</text:p>
          <text:p text:style-name="P47"><text:span text:style-name="T53">Infobox de la Wikipedia sobre el </text:span><text:span text:style-name="T59">chef</text:span><text:span text:style-name="T53"> </text:span><text:span text:style-name="T56">estadounidense </text:span><text:span text:style-name="T59">Emeril Lagasse</text:span><text:span text:style-name="T53">.</text:span></text:p>
        </text:list-item>
        <text:list-item>
          <text:p text:style-name="P73">Respuesta final.</text:p>
        </text:list-item>
      </text:list>
      <text:p text:style-name="P108"><text:span text:style-name="T24">Emeril</text:span><text:span text:style-name="T4"> (inglés, </text:span><text:span text:style-name="T24">DuckDuckGo</text:span><text:span text:style-name="T4">)</text:span></text:p>
      <text:list xml:id="list232251771777258" text:continue-numbering="true" text:style-name="List_20_1">
        <text:list-item>
          <text:p text:style-name="P73">Consultas.</text:p>
          <text:p text:style-name="P47"><text:span text:style-name="T38">“</text:span><text:span text:style-name="T59">emeril chef</text:span><text:span text:style-name="T40">”.</text:span></text:p>
        </text:list-item>
        <text:list-item>
          <text:p text:style-name="P73">Páginas exploradas.</text:p>
        </text:list-item>
        <text:list-item>
          <text:p text:style-name="P73">Ayuda proporcionada por el buscador.</text:p>
          <text:p text:style-name="P47"><text:span text:style-name="T53">Infobox </text:span><text:span text:style-name="T59">con una serie de recetas</text:span><text:span text:style-name="T53">.</text:span></text:p>
        </text:list-item>
        <text:list-item>
          <text:p text:style-name="P73">Respuesta final.</text:p>
        </text:list-item>
      </text:list>
      <text:p text:style-name="P108"><text:span text:style-name="T24">Emeril</text:span><text:span text:style-name="T4"> (</text:span><text:span text:style-name="T24">castellano</text:span><text:span text:style-name="T4">, </text:span><text:span text:style-name="T24">DuckDuckGo</text:span><text:span text:style-name="T4">)</text:span></text:p>
      <text:list xml:id="list232250336696472" text:continue-numbering="true" text:style-name="List_20_1">
        <text:list-item>
          <text:p text:style-name="P73">Consultas.</text:p>
          <text:p text:style-name="P47"><text:span text:style-name="T38">“</text:span><text:span text:style-name="T59">emeril chef</text:span><text:span text:style-name="T40">”.</text:span></text:p>
        </text:list-item>
        <text:list-item>
          <text:p text:style-name="P73">Páginas exploradas.</text:p>
        </text:list-item>
        <text:list-item>
          <text:p text:style-name="P73">Ayuda proporcionada por el buscador.</text:p>
          <text:p text:style-name="P47"><text:span text:style-name="T53">Infobox </text:span><text:span text:style-name="T59">con una serie de recetas</text:span><text:span text:style-name="T53">.</text:span></text:p>
        </text:list-item>
        <text:list-item>
          <text:p text:style-name="P73">Respuesta final.</text:p>
        </text:list-item>
      </text:list>
      <text:p text:style-name="P108"><text:span text:style-name="T24">Strangelove</text:span><text:span text:style-name="T4"> (inglés, Google)</text:span></text:p>
      <text:list xml:id="list232251455956343" text:continue-numbering="true" text:style-name="List_20_1">
        <text:list-item>
          <text:p text:style-name="P73">Consultas.</text:p>
          <text:p text:style-name="P47"><text:span text:style-name="T38">“</text:span><text:span text:style-name="T59">homer simpson riding bomb</text:span><text:span text:style-name="T40">”.</text:span></text:p>
          <text:p text:style-name="P47"><text:span text:style-name="T40">“</text:span><text:span text:style-name="T60">dr strangelove bomb”.</text:span></text:p>
        </text:list-item>
        <text:list-item>
          <text:p text:style-name="P73">Páginas exploradas.</text:p>
        </text:list-item>
        <text:list-item>
          <text:p text:style-name="P73">Ayuda proporcionada por el buscador.</text:p>
          <text:p text:style-name="P48"><text:span text:style-name="T53">Infobox </text:span><text:span text:style-name="T59">con imágenes de Homer Simpson subido a una bomba </text:span><text:span text:style-name="T61">atómica</text:span><text:span text:style-name="T53">. </text:span><text:span text:style-name="T60">Infobox sobre la película </text:span><text:span text:style-name="T32">Dr. Strangelove or: How I Learned to Stop Worrying and Love the Bomb.</text:span></text:p>
        </text:list-item>
        <text:list-item>
          <text:p text:style-name="P73">Respuesta final.</text:p>
          <text:p text:style-name="P105"><text:soft-page-break/>Título del episodio: <text:span text:style-name="T4">Homer the Vigilante.</text:span></text:p>
          <text:p text:style-name="P109">Título de la película: <text:span text:style-name="T4">Dr. Strangelove or: How I Learned to Stop Worrying and Love the Bomb.</text:span></text:p>
          <text:p text:style-name="P109">Nombre del personaje en la película original: <text:span text:style-name="T76">el mayor T.J “King” Kong.</text:span></text:p>
          <text:p text:style-name="P113">Nombre del actor que le interpreta: Slim Pickens.</text:p>
        </text:list-item>
      </text:list>
      <text:p text:style-name="P119"><text:span text:style-name="T24">Strangelove</text:span><text:span text:style-name="T4"> (</text:span><text:span text:style-name="T25">castellano</text:span><text:span text:style-name="T4">, Google)</text:span></text:p>
      <text:list xml:id="list232250345652384" text:continue-numbering="true" text:style-name="List_20_1">
        <text:list-item>
          <text:p text:style-name="P74">Consultas.</text:p>
          <text:p text:style-name="P48"><text:span text:style-name="T38">“</text:span><text:span text:style-name="T59">homer simpson </text:span><text:span text:style-name="T60">bomba atomica</text:span><text:span text:style-name="T40">”.</text:span></text:p>
          <text:p text:style-name="P48"><text:span text:style-name="T40">“</text:span><text:span text:style-name="T60">telefono rojo volamos hacia moscu”.</text:span></text:p>
        </text:list-item>
        <text:list-item>
          <text:p text:style-name="P74">Páginas exploradas.</text:p>
        </text:list-item>
        <text:list-item>
          <text:p text:style-name="P74">Ayuda proporcionada por el buscador.</text:p>
          <text:p text:style-name="P48"><text:span text:style-name="T60">Vídeos de </text:span><text:span text:style-name="T33">Los Simpson</text:span><text:span text:style-name="T67"> sobre una explosión nuclear en Springfield</text:span><text:span text:style-name="T53">. </text:span><text:span text:style-name="T60">Infobox sobre la película </text:span><text:span text:style-name="T33">¿Teléfono rojo?, volamos hacia Moscú </text:span><text:span text:style-name="T67">(en inglés </text:span><text:span text:style-name="T32">Dr. Strangelove or: How I Learned to Stop Worrying and Love the Bomb</text:span><text:span text:style-name="T67">)</text:span><text:span text:style-name="T66">.</text:span></text:p>
        </text:list-item>
        <text:list-item>
          <text:p text:style-name="P74">Respuesta final.</text:p>
          <text:p text:style-name="P106">Título del episodio: <text:span text:style-name="T26">Homer el Vigilante </text:span><text:span text:style-name="T70">(en inglés </text:span><text:span text:style-name="T4">Homer the Vigilante</text:span><text:span text:style-name="T70">)</text:span><text:span text:style-name="T69">.</text:span></text:p>
          <text:p text:style-name="P111">Título de la película: <text:span text:style-name="T25">¿Teléfono rojo?, volamos hacia Moscú </text:span><text:span text:style-name="T76">(en inglés </text:span><text:span text:style-name="T4">Dr. Strangelove or: How I Learned to Stop Worrying and Love the Bomb</text:span><text:span text:style-name="T76">)</text:span>.</text:p>
          <text:p text:style-name="P110">Nombre del personaje en la película original: <text:span text:style-name="T76">el mayor T.J “King” Kong.</text:span></text:p>
          <text:p text:style-name="P113">Nombre del actor que le interpreta: Slim Pickens.</text:p>
        </text:list-item>
      </text:list>
      <text:p text:style-name="P120"><text:span text:style-name="T24">Strangelove</text:span><text:span text:style-name="T4"> (inglés, </text:span><text:span text:style-name="T26">DuckDuckGo</text:span><text:span text:style-name="T4">)</text:span></text:p>
      <text:list xml:id="list232250763433429" text:continue-numbering="true" text:style-name="List_20_1">
        <text:list-item>
          <text:p text:style-name="P75">Consultas.</text:p>
          <text:p text:style-name="P49"><text:span text:style-name="T38">“</text:span><text:span text:style-name="T59">homer simpson riding bomb</text:span><text:span text:style-name="T40">”.</text:span></text:p>
          <text:p text:style-name="P49"><text:span text:style-name="T40">“</text:span><text:span text:style-name="T60">dr strangelove bomb”.</text:span></text:p>
        </text:list-item>
        <text:list-item>
          <text:p text:style-name="P75">Páginas exploradas.</text:p>
        </text:list-item>
        <text:list-item>
          <text:p text:style-name="P75">Ayuda proporcionada por el buscador.</text:p>
          <text:p text:style-name="P49"><text:span text:style-name="T53">Infobox </text:span><text:span text:style-name="T61">de Wikipedia sobre el episodio de </text:span><text:span text:style-name="T34">Los Simpson</text:span><text:span text:style-name="T68"> títulado </text:span><text:span text:style-name="T34">Homer the Vigilante</text:span><text:span text:style-name="T68"> </text:span><text:span text:style-name="T66">con</text:span><text:span text:style-name="T59"> imágenes de Homer Simpson subido a una bomba </text:span><text:span text:style-name="T61">atómica</text:span><text:span text:style-name="T53">. </text:span><text:span text:style-name="T60">Infobox sobre la película </text:span><text:span text:style-name="T32">Dr. Strangelove or: How I Learned to Stop Worrying and Love the Bomb.</text:span></text:p>
        </text:list-item>
        <text:list-item>
          <text:p text:style-name="P75">Respuesta final.</text:p>
          <text:p text:style-name="P107">Título del episodio: <text:span text:style-name="T4">Homer the Vigilante.</text:span></text:p>
          <text:p text:style-name="P112">Título de la película: <text:span text:style-name="T4">Dr. Strangelove or: How I Learned to Stop Worrying and Love the Bomb.</text:span></text:p>
          <text:p text:style-name="P112"><text:soft-page-break/>Nombre del personaje en la película original: <text:span text:style-name="T76">el mayor T.J “King” Kong.</text:span></text:p>
          <text:p text:style-name="P114">Nombre del actor que le interpreta: Slim Pickens.</text:p>
        </text:list-item>
      </text:list>
      <text:p text:style-name="P120"><text:span text:style-name="T24">Strangelove</text:span><text:span text:style-name="T4"> (</text:span><text:span text:style-name="T26">castellano</text:span><text:span text:style-name="T4">, </text:span><text:span text:style-name="T26">DuckDuckGo</text:span><text:span text:style-name="T4">)</text:span></text:p>
      <text:list xml:id="list232250305586382" text:continue-numbering="true" text:style-name="List_20_1">
        <text:list-item>
          <text:p text:style-name="P75">Consultas.</text:p>
          <text:p text:style-name="P49"><text:span text:style-name="T38">“</text:span><text:span text:style-name="T59">homer simpson </text:span><text:span text:style-name="T60">bomba atomica</text:span><text:span text:style-name="T40">”.</text:span></text:p>
          <text:p text:style-name="P49"><text:span text:style-name="T40">“</text:span><text:span text:style-name="T60">telefono rojo volamos hacia moscu”.</text:span></text:p>
        </text:list-item>
        <text:list-item>
          <text:p text:style-name="P75">Páginas exploradas.</text:p>
        </text:list-item>
        <text:list-item>
          <text:p text:style-name="P75">Ayuda proporcionada por el buscador.</text:p>
          <text:p text:style-name="P49"><text:span text:style-name="T61">Vídeos de </text:span><text:span text:style-name="T34">Los Simpson</text:span><text:span text:style-name="T68"> medianamente relacionados con bombas atómicas</text:span><text:span text:style-name="T53">. </text:span><text:span text:style-name="T60">Infobox sobre la película </text:span><text:span text:style-name="T32">Dr. Strangelove or: How I Learned to Stop Worrying and Love the Bomb.</text:span></text:p>
        </text:list-item>
        <text:list-item>
          <text:p text:style-name="P75">Respuesta final.</text:p>
          <text:p text:style-name="P107">Título del episodio: <text:span text:style-name="T4">Homer the Vigilante.</text:span></text:p>
          <text:p text:style-name="P112">Título de la película: <text:span text:style-name="T4">Dr. Strangelove or: How I Learned to Stop Worrying and Love the Bomb.</text:span></text:p>
          <text:p text:style-name="P112">Nombre del personaje en la película original: <text:span text:style-name="T76">el mayor T.J “King” Kong.</text:span></text:p>
          <text:p text:style-name="P114">Nombre del actor que le interpreta: Slim Pickens.</text:p>
        </text:list-item>
      </text:list>
      <text:p text:style-name="P121"><text:span text:style-name="T27">CMU</text:span><text:span text:style-name="T4"> (inglés, Google)</text:span></text:p>
      <text:list xml:id="list232251913832359" text:continue-numbering="true" text:style-name="List_20_1">
        <text:list-item>
          <text:p text:style-name="P76">Consultas.</text:p>
          <text:p text:style-name="P50"><text:span text:style-name="T38">“</text:span><text:span text:style-name="T62">carnegie mellon university graduate housing</text:span><text:span text:style-name="T40">”.</text:span></text:p>
        </text:list-item>
        <text:list-item>
          <text:p text:style-name="P76">Páginas exploradas.</text:p>
        </text:list-item>
        <text:list-item>
          <text:p text:style-name="P50"><text:span text:style-name="T77">Ayuda proporcionada por el buscador.</text:span></text:p>
          <text:p text:style-name="P117"><text:span text:style-name="T59">N</text:span><text:span text:style-name="T37">inguna.</text:span></text:p>
        </text:list-item>
        <text:list-item>
          <text:p text:style-name="P76">Respuesta final.</text:p>
        </text:list-item>
      </text:list>
      <text:p text:style-name="P121"><text:span text:style-name="T27">CMU</text:span><text:span text:style-name="T4"> (</text:span><text:span text:style-name="T27">castellano</text:span><text:span text:style-name="T4">, Google)</text:span></text:p>
      <text:list xml:id="list232250668872387" text:continue-numbering="true" text:style-name="List_20_1">
        <text:list-item>
          <text:p text:style-name="P76">Consultas.</text:p>
          <text:p text:style-name="P50"><text:span text:style-name="T38">“</text:span><text:span text:style-name="T62">universidad carnegie mellon alojamiento estudiantes</text:span><text:span text:style-name="T40">”.</text:span></text:p>
          <text:p text:style-name="P51"><text:span text:style-name="T38">“</text:span><text:span text:style-name="T62">universidad carnegie mellon”.</text:span></text:p>
        </text:list-item>
        <text:list-item>
          <text:p text:style-name="P76">Páginas exploradas.</text:p>
        </text:list-item>
        <text:list-item>
          <text:p text:style-name="P50"><text:span text:style-name="T77">Ayuda proporcionada por el buscador.</text:span></text:p>
          <text:p text:style-name="P115">Infobox con información de la Universidad Carnegie Mellon.</text:p>
        </text:list-item>
        <text:list-item>
          <text:p text:style-name="P76">Respuesta final.</text:p>
        </text:list-item>
      </text:list>
      <text:p text:style-name="P122"><text:soft-page-break/><text:span text:style-name="T27">CMU</text:span><text:span text:style-name="T4"> (inglés, </text:span><text:span text:style-name="T28">DuckDuckGo</text:span><text:span text:style-name="T4">)</text:span></text:p>
      <text:list xml:id="list232251350148009" text:continue-numbering="true" text:style-name="List_20_1">
        <text:list-item>
          <text:p text:style-name="P77">Consultas.</text:p>
          <text:p text:style-name="P52"><text:span text:style-name="T38">“</text:span><text:span text:style-name="T62">carnegie mellon university graduate housing</text:span><text:span text:style-name="T40">”.</text:span></text:p>
        </text:list-item>
        <text:list-item>
          <text:p text:style-name="P77">Páginas exploradas.</text:p>
        </text:list-item>
        <text:list-item>
          <text:p text:style-name="P52"><text:span text:style-name="T77">Ayuda proporcionada por el buscador.</text:span></text:p>
          <text:p text:style-name="P118"><text:span text:style-name="T59">N</text:span><text:span text:style-name="T37">inguna.</text:span></text:p>
        </text:list-item>
        <text:list-item>
          <text:p text:style-name="P77">Respuesta final.</text:p>
        </text:list-item>
      </text:list>
      <text:p text:style-name="P122"><text:span text:style-name="T27">CMU</text:span><text:span text:style-name="T4"> (</text:span><text:span text:style-name="T28">castellano</text:span><text:span text:style-name="T4">, </text:span><text:span text:style-name="T28">DuckDuckGo</text:span><text:span text:style-name="T4">)</text:span></text:p>
      <text:list xml:id="list232251622195311" text:continue-numbering="true" text:style-name="List_20_1">
        <text:list-item>
          <text:p text:style-name="P77">Consultas.</text:p>
          <text:p text:style-name="P52"><text:span text:style-name="T38">“</text:span><text:span text:style-name="T62">universidad carnegie mellon alojamiento estudiantes</text:span><text:span text:style-name="T40">”.</text:span></text:p>
          <text:p text:style-name="P52"><text:span text:style-name="T38">“</text:span><text:span text:style-name="T62">universidad carnegie mellon”.</text:span></text:p>
        </text:list-item>
        <text:list-item>
          <text:p text:style-name="P77">Páginas exploradas.</text:p>
        </text:list-item>
        <text:list-item>
          <text:p text:style-name="P52"><text:span text:style-name="T77">Ayuda proporcionada por el buscador.</text:span></text:p>
          <text:p text:style-name="P116"><text:span text:style-name="T37">Infobox </text:span><text:span text:style-name="T79">de Wikipedia </text:span><text:span text:style-name="T37">con información de la Universidad Carnegie Mellon.</text:span></text:p>
        </text:list-item>
        <text:list-item>
          <text:p text:style-name="P77">Respuesta final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alibri Light" svg:font-family="'Calibri Light', 'Calibri Light EmbeddedFont', 'Calibri Light MSFontService', sans-serif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035cm" fo:text-indent="-0.4cm" fo:margin-left="1.035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436cm" fo:text-indent="-0.4cm" fo:margin-left="1.436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834cm" fo:text-indent="-0.4cm" fo:margin-left="1.83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.235cm" fo:text-indent="-0.4cm" fo:margin-left="2.23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635cm" fo:text-indent="-0.4cm" fo:margin-left="2.63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3.036cm" fo:text-indent="-0.4cm" fo:margin-left="3.036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434cm" fo:text-indent="-0.4cm" fo:margin-left="3.434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835cm" fo:text-indent="-0.4cm" fo:margin-left="3.83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4.235cm" fo:text-indent="-0.4cm" fo:margin-left="4.2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636cm" fo:text-indent="-0.4cm" fo:margin-left="4.636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1:45:46.185324536</meta:creation-date>
    <dc:date>2020-09-22T23:21:57.759155043</dc:date>
    <meta:editing-duration>PT3H7M48S</meta:editing-duration>
    <meta:editing-cycles>34</meta:editing-cycles>
    <meta:generator>LibreOffice/6.4.6.2$Linux_X86_64 LibreOffice_project/40$Build-2</meta:generator>
    <meta:document-statistic meta:table-count="0" meta:image-count="0" meta:object-count="0" meta:page-count="16" meta:paragraph-count="435" meta:word-count="2467" meta:character-count="15943" meta:non-whitespace-character-count="14286"/>
  </office:meta>
</office:document-meta>
</file>